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902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406cm"/>
    </style:style>
    <style:style style:family="table-column" style:name="co5">
      <style:table-column-properties fo:break-before="auto" style:column-width="2.741cm"/>
    </style:style>
    <style:style style:family="table-column" style:name="co6">
      <style:table-column-properties fo:break-before="auto" style:column-width="1.258cm"/>
    </style:style>
    <style:style style:family="table-column" style:name="co7">
      <style:table-column-properties fo:break-before="auto" style:column-width="2.014cm"/>
    </style:style>
    <style:style style:family="table-column" style:name="co8">
      <style:table-column-properties fo:break-before="auto" style:column-width="1.203cm"/>
    </style:style>
    <style:style style:family="table-column" style:name="co9">
      <style:table-column-properties fo:break-before="auto" style:column-width="1.427cm"/>
    </style:style>
    <style:style style:family="table-column" style:name="co10">
      <style:table-column-properties fo:break-before="auto" style:column-width="1.231cm"/>
    </style:style>
    <style:style style:family="table-column" style:name="co11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Limburg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20"/>
        <table:table-column table:style-name="co4" table:default-cell-style-name="ce9"/>
        <table:table-column table:style-name="co5" table:default-cell-style-name="ce9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PROVINCIE LIMBURG DERDE GEDEELTE INDEELING NAAR DE GEBOORTEPLAATS</text:p>
          </table:table-cell>
          <table:table-cell table:style-name="ce10" table:number-columns-repeated="23"/>
          <table:table-cell table:style-name="ce29" table:number-columns-repeated="5"/>
          <table:table-cell table:style-name="ce41"/>
          <table:table-cell table:number-columns-repeated="994"/>
        </table:table-row>
        <table:table-row table:style-name="ro1">
          <table:table-cell table:style-name="ce2"/>
          <table:table-cell table:style-name="ce11" table:number-columns-repeated="23"/>
          <table:table-cell table:number-columns-repeated="1000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number-rows-spanned="4" table:style-name="ce12" table:number-columns-spanned="1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 ander vreemde la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4" table:style-name="TL ColHeader" table:number-columns-spanned="1" office:value-type="string">
            <text:p>Oppervlakte in hect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31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37" table:number-columns-spanned="1" office:value-type="string">
            <text:p>Pagina rechts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42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style-name="TL ColHeader" table:number-columns-repeated="20"/>
          <table:covered-table-cell table:style-name="ce27"/>
          <table:covered-table-cell table:style-name="ce32"/>
          <table:covered-table-cell table:style-name="ce38" table:number-columns-repeated="4"/>
          <table:covered-table-cell table:style-name="ce43"/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style-name="TL ColHeader" table:number-columns-repeated="20"/>
          <table:covered-table-cell table:style-name="ce27"/>
          <table:covered-table-cell table:style-name="ce32"/>
          <table:covered-table-cell table:style-name="ce38" table:number-columns-repeated="4"/>
          <table:covered-table-cell table:style-name="ce43"/>
          <table:table-cell table:number-columns-repeated="994"/>
        </table:table-row>
        <table:table-row table:style-name="ro2">
          <table:covered-table-cell table:style-name="ce5"/>
          <table:covered-table-cell table:style-name="ce1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5"/>
          <table:covered-table-cell table:style-name="ce28"/>
          <table:covered-table-cell table:style-name="ce33"/>
          <table:covered-table-cell table:style-name="ce39" table:number-columns-repeated="4"/>
          <table:covered-table-cell table:style-name="ce44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6" table:number-columns-repeated="22"/>
          <table:table-cell table:style-name="ce34" table:number-columns-repeated="6"/>
          <table:table-cell table:number-columns-repeated="994"/>
        </table:table-row>
        <table:table-row table:style-name="ro3">
          <table:table-cell ns41:value-type="string" table:style-name="TL RowHeader" office:value-type="string">
            <text:p>Maastricht</text:p>
          </table:table-cell>
          <table:table-cell table:style-name="ce14"/>
          <table:table-cell ns41:value-type="float" table:style-name="TL Data" office:value="9661" office:value-type="float">
            <text:p>9661</text:p>
          </table:table-cell>
          <table:table-cell ns41:value-type="float" table:style-name="TL Data" office:value="10459" office:value-type="float">
            <text:p>10459</text:p>
          </table:table-cell>
          <table:table-cell ns41:value-type="float" table:style-name="TL Data" office:value="1657" office:value-type="float">
            <text:p>1657</text:p>
          </table:table-cell>
          <table:table-cell ns41:value-type="float" table:style-name="TL Data" office:value="2470" office:value-type="float">
            <text:p>2470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C8]+[.E8]+[.G8]+[.I8]+[.K8]+[.M8]+[.O8]+[.Q8]+[.S8])" ns41:value-type="float" table:style-name="TL Data" office:value-type="float" office:value="13390">
            <text:p>13390</text:p>
          </table:table-cell>
          <table:table-cell table:formula="of:=SUM([.D8]+[.F8]+[.H8]+[.J8]+[.L8]+[.N8]+[.P8]+[.R8]+[.T8])" ns41:value-type="float" table:style-name="TL Data" office:value-type="float" office:value="15167">
            <text:p>15167</text:p>
          </table:table-cell>
          <table:table-cell ns41:value-type="float" table:style-name="TL Data" office:value="414.97" office:value-type="float">
            <text:p>414.97</text:p>
          </table:table-cell>
          <table:table-cell ns41:value-type="float" table:style-name="TL Data" office:value="68817.37" office:value-type="float">
            <text:p>68817.3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Ambij</text:p>
          </table:table-cell>
          <table:table-cell table:style-name="ce14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formula="of:=SUM([.C9]+[.E9]+[.G9]+[.I9]+[.K9]+[.M9]+[.O9]+[.Q9]+[.S9])" ns41:value-type="float" table:style-name="TL Data" office:value-type="float" office:value="462">
            <text:p>462</text:p>
          </table:table-cell>
          <table:table-cell table:formula="of:=SUM([.D9]+[.F9]+[.H9]+[.J9]+[.L9]+[.N9]+[.P9]+[.R9]+[.T9])" ns41:value-type="float" table:style-name="TL Data" office:value-type="float" office:value="478">
            <text:p>478</text:p>
          </table:table-cell>
          <table:table-cell ns41:value-type="float" table:style-name="TL Data" office:value="780.37" office:value-type="float">
            <text:p>780.37</text:p>
          </table:table-cell>
          <table:table-cell ns41:value-type="float" table:style-name="TL Data" office:value="1204.53" office:value-type="float">
            <text:p>1204.5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Amstenrade</text:p>
          </table:table-cell>
          <table:table-cell table:style-name="ce14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0]+[.E10]+[.G10]+[.I10]+[.K10]+[.M10]+[.O10]+[.Q10]+[.S10])" ns41:value-type="float" table:style-name="TL Data" office:value-type="float" office:value="233">
            <text:p>233</text:p>
          </table:table-cell>
          <table:table-cell table:formula="of:=SUM([.D10]+[.F10]+[.H10]+[.J10]+[.L10]+[.N10]+[.P10]+[.R10]+[.T10])" ns41:value-type="float" table:style-name="TL Data" office:value-type="float" office:value="231">
            <text:p>231</text:p>
          </table:table-cell>
          <table:table-cell ns41:value-type="float" table:style-name="TL Data" office:value="288.72" office:value-type="float">
            <text:p>288.72</text:p>
          </table:table-cell>
          <table:table-cell ns41:value-type="float" table:style-name="TL Data" office:value="1607.09" office:value-type="float">
            <text:p>1607.0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Arren en Velden</text:p>
          </table:table-cell>
          <table:table-cell table:style-name="ce14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1]+[.E11]+[.G11]+[.I11]+[.K11]+[.M11]+[.O11]+[.Q11]+[.S11])" ns41:value-type="float" table:style-name="TL Data" office:value-type="float" office:value="1018">
            <text:p>1018</text:p>
          </table:table-cell>
          <table:table-cell table:formula="of:=SUM([.D11]+[.F11]+[.H11]+[.J11]+[.L11]+[.N11]+[.P11]+[.R11]+[.T11])" ns41:value-type="float" table:style-name="TL Data" office:value-type="float" office:value="1002">
            <text:p>1002</text:p>
          </table:table-cell>
          <table:table-cell ns41:value-type="float" table:style-name="TL Data" office:value="4162.6" office:value-type="float">
            <text:p>4162.6</text:p>
          </table:table-cell>
          <table:table-cell ns41:value-type="float" table:style-name="TL Data" office:value="485.27" office:value-type="float">
            <text:p>485.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aexem</text:p>
          </table:table-cell>
          <table:table-cell table:style-name="ce14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12]+[.E12]+[.G12]+[.I12]+[.K12]+[.M12]+[.O12]+[.Q12]+[.S12])" ns41:value-type="float" table:style-name="TL Data" office:value-type="float" office:value="355">
            <text:p>355</text:p>
          </table:table-cell>
          <table:table-cell table:formula="of:=SUM([.D12]+[.F12]+[.H12]+[.J12]+[.L12]+[.N12]+[.P12]+[.R12]+[.T12])" ns41:value-type="float" table:style-name="TL Data" office:value-type="float" office:value="347">
            <text:p>347</text:p>
          </table:table-cell>
          <table:table-cell ns41:value-type="float" table:style-name="TL Data" office:value="909.09" office:value-type="float">
            <text:p>909.09</text:p>
          </table:table-cell>
          <table:table-cell ns41:value-type="float" table:style-name="TL Data" office:value="772.21" office:value-type="float">
            <text:p>772.2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egden</text:p>
          </table:table-cell>
          <table:table-cell table:style-name="ce14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SUM([.C13]+[.E13]+[.G13]+[.I13]+[.K13]+[.M13]+[.O13]+[.Q13]+[.S13])" ns41:value-type="float" table:style-name="TL Data" office:value-type="float" office:value="342">
            <text:p>342</text:p>
          </table:table-cell>
          <table:table-cell table:formula="of:=SUM([.D13]+[.F13]+[.H13]+[.J13]+[.L13]+[.N13]+[.P13]+[.R13]+[.T13])" ns41:value-type="float" table:style-name="TL Data" office:value-type="float" office:value="316">
            <text:p>316</text:p>
          </table:table-cell>
          <table:table-cell ns41:value-type="float" table:style-name="TL Data" office:value="915.81" office:value-type="float">
            <text:p>915.81</text:p>
          </table:table-cell>
          <table:table-cell ns41:value-type="float" table:style-name="TL Data" office:value="718.5" office:value-type="float">
            <text:p>718.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ek</text:p>
          </table:table-cell>
          <table:table-cell table:style-name="ce14"/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C14]+[.E14]+[.G14]+[.I14]+[.K14]+[.M14]+[.O14]+[.Q14]+[.S14])" ns41:value-type="float" table:style-name="TL Data" office:value-type="float" office:value="1347">
            <text:p>1347</text:p>
          </table:table-cell>
          <table:table-cell table:formula="of:=SUM([.D14]+[.F14]+[.H14]+[.J14]+[.L14]+[.N14]+[.P14]+[.R14]+[.T14])" ns41:value-type="float" table:style-name="TL Data" office:value-type="float" office:value="1252">
            <text:p>1252</text:p>
          </table:table-cell>
          <table:table-cell ns41:value-type="float" table:style-name="TL Data" office:value="1872.05" office:value-type="float">
            <text:p>1872.05</text:p>
          </table:table-cell>
          <table:table-cell ns41:value-type="float" table:style-name="TL Data" office:value="1388.31" office:value-type="float">
            <text:p>1388.3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esel</text:p>
          </table:table-cell>
          <table:table-cell table:style-name="ce14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table:formula="of:=SUM([.C15]+[.E15]+[.G15]+[.I15]+[.K15]+[.M15]+[.O15]+[.Q15]+[.S15])" ns41:value-type="float" table:style-name="TL Data" office:value-type="float" office:value="951">
            <text:p>951</text:p>
          </table:table-cell>
          <table:table-cell table:formula="of:=SUM([.D15]+[.F15]+[.H15]+[.J15]+[.L15]+[.N15]+[.P15]+[.R15]+[.T15])" ns41:value-type="float" table:style-name="TL Data" office:value-type="float" office:value="881">
            <text:p>881</text:p>
          </table:table-cell>
          <table:table-cell ns41:value-type="float" table:style-name="TL Data" office:value="2913.57" office:value-type="float">
            <text:p>2913.57</text:p>
          </table:table-cell>
          <table:table-cell ns41:value-type="float" table:style-name="TL Data" office:value="628.78" office:value-type="float">
            <text:p>628.7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lfeld</text:p>
          </table:table-cell>
          <table:table-cell table:style-name="ce14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6]+[.E16]+[.G16]+[.I16]+[.K16]+[.M16]+[.O16]+[.Q16]+[.S16])" ns41:value-type="float" table:style-name="TL Data" office:value-type="float" office:value="300">
            <text:p>300</text:p>
          </table:table-cell>
          <table:table-cell table:formula="of:=SUM([.D16]+[.F16]+[.H16]+[.J16]+[.L16]+[.N16]+[.P16]+[.R16]+[.T16])" ns41:value-type="float" table:style-name="TL Data" office:value-type="float" office:value="246">
            <text:p>246</text:p>
          </table:table-cell>
          <table:table-cell ns41:value-type="float" table:style-name="TL Data" office:value="1355.75" office:value-type="float">
            <text:p>1355.75</text:p>
          </table:table-cell>
          <table:table-cell ns41:value-type="float" table:style-name="TL Data" office:value="402.73" office:value-type="float">
            <text:p>402.7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melen</text:p>
          </table:table-cell>
          <table:table-cell table:style-name="ce14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7]+[.E17]+[.G17]+[.I17]+[.K17]+[.M17]+[.O17]+[.Q17]+[.S17])" ns41:value-type="float" table:style-name="TL Data" office:value-type="float" office:value="140">
            <text:p>140</text:p>
          </table:table-cell>
          <table:table-cell table:formula="of:=SUM([.D17]+[.F17]+[.H17]+[.J17]+[.L17]+[.N17]+[.P17]+[.R17]+[.T17])" ns41:value-type="float" table:style-name="TL Data" office:value-type="float" office:value="126">
            <text:p>126</text:p>
          </table:table-cell>
          <table:table-cell ns41:value-type="float" table:style-name="TL Data" office:value="355.16" office:value-type="float">
            <text:p>355.16</text:p>
          </table:table-cell>
          <table:table-cell ns41:value-type="float" table:style-name="TL Data" office:value="748.96" office:value-type="float">
            <text:p>748.9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rg en Terblijt</text:p>
          </table:table-cell>
          <table:table-cell table:style-name="ce14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8]+[.E18]+[.G18]+[.I18]+[.K18]+[.M18]+[.O18]+[.Q18]+[.S18])" ns41:value-type="float" table:style-name="TL Data" office:value-type="float" office:value="521">
            <text:p>521</text:p>
          </table:table-cell>
          <table:table-cell table:formula="of:=SUM([.D18]+[.F18]+[.H18]+[.J18]+[.L18]+[.N18]+[.P18]+[.R18]+[.T18])" ns41:value-type="float" table:style-name="TL Data" office:value-type="float" office:value="565">
            <text:p>565</text:p>
          </table:table-cell>
          <table:table-cell ns41:value-type="float" table:style-name="TL Data" office:value="793.29" office:value-type="float">
            <text:p>793.29</text:p>
          </table:table-cell>
          <table:table-cell ns41:value-type="float" table:style-name="TL Data" office:value="1368.98" office:value-type="float">
            <text:p>1368.9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rgen</text:p>
          </table:table-cell>
          <table:table-cell table:style-name="ce14"/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9]+[.E19]+[.G19]+[.I19]+[.K19]+[.M19]+[.O19]+[.Q19]+[.S19])" ns41:value-type="float" table:style-name="TL Data" office:value-type="float" office:value="2507">
            <text:p>2507</text:p>
          </table:table-cell>
          <table:table-cell table:formula="of:=SUM([.D19]+[.F19]+[.H19]+[.J19]+[.L19]+[.N19]+[.P19]+[.R19]+[.T19])" ns41:value-type="float" table:style-name="TL Data" office:value-type="float" office:value="2334">
            <text:p>2334</text:p>
          </table:table-cell>
          <table:table-cell ns41:value-type="float" table:style-name="TL Data" office:value="12470.7" office:value-type="float">
            <text:p>12470.7</text:p>
          </table:table-cell>
          <table:table-cell ns41:value-type="float" table:style-name="TL Data" office:value="388.19" office:value-type="float">
            <text:p>388.1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ingelrade</text:p>
          </table:table-cell>
          <table:table-cell table:style-name="ce14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20]+[.E20]+[.G20]+[.I20]+[.K20]+[.M20]+[.O20]+[.Q20]+[.S20])" ns41:value-type="float" table:style-name="TL Data" office:value-type="float" office:value="210">
            <text:p>210</text:p>
          </table:table-cell>
          <table:table-cell table:formula="of:=SUM([.D20]+[.F20]+[.H20]+[.J20]+[.L20]+[.N20]+[.P20]+[.R20]+[.T20])" ns41:value-type="float" table:style-name="TL Data" office:value-type="float" office:value="202">
            <text:p>202</text:p>
          </table:table-cell>
          <table:table-cell ns41:value-type="float" table:style-name="TL Data" office:value="356.19" office:value-type="float">
            <text:p>356.19</text:p>
          </table:table-cell>
          <table:table-cell ns41:value-type="float" table:style-name="TL Data" office:value="1156.69" office:value-type="float">
            <text:p>1156.6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ocholtz</text:p>
          </table:table-cell>
          <table:table-cell table:style-name="ce14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21]+[.E21]+[.G21]+[.I21]+[.K21]+[.M21]+[.O21]+[.Q21]+[.S21])" ns41:value-type="float" table:style-name="TL Data" office:value-type="float" office:value="673">
            <text:p>673</text:p>
          </table:table-cell>
          <table:table-cell table:formula="of:=SUM([.D21]+[.F21]+[.H21]+[.J21]+[.L21]+[.N21]+[.P21]+[.R21]+[.T21])" ns41:value-type="float" table:style-name="TL Data" office:value-type="float" office:value="592">
            <text:p>592</text:p>
          </table:table-cell>
          <table:table-cell ns41:value-type="float" table:style-name="TL Data" office:value="851.76" office:value-type="float">
            <text:p>851.76</text:p>
          </table:table-cell>
          <table:table-cell ns41:value-type="float" table:style-name="TL Data" office:value="1485.16" office:value-type="float">
            <text:p>1485.1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orgharen</text:p>
          </table:table-cell>
          <table:table-cell table:style-name="ce14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2]+[.E22]+[.G22]+[.I22]+[.K22]+[.M22]+[.O22]+[.Q22]+[.S22])" ns41:value-type="float" table:style-name="TL Data" office:value-type="float" office:value="329">
            <text:p>329</text:p>
          </table:table-cell>
          <table:table-cell table:formula="of:=SUM([.D22]+[.F22]+[.H22]+[.J22]+[.L22]+[.N22]+[.P22]+[.R22]+[.T22])" ns41:value-type="float" table:style-name="TL Data" office:value-type="float" office:value="393">
            <text:p>393</text:p>
          </table:table-cell>
          <table:table-cell ns41:value-type="float" table:style-name="TL Data" office:value="380.75" office:value-type="float">
            <text:p>380.75</text:p>
          </table:table-cell>
          <table:table-cell ns41:value-type="float" table:style-name="TL Data" office:value="1898.88" office:value-type="float">
            <text:p>1898.8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orn</text:p>
          </table:table-cell>
          <table:table-cell table:style-name="ce14"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3]+[.E23]+[.G23]+[.I23]+[.K23]+[.M23]+[.O23]+[.Q23]+[.S23])" ns41:value-type="float" table:style-name="TL Data" office:value-type="float" office:value="875">
            <text:p>875</text:p>
          </table:table-cell>
          <table:table-cell table:formula="of:=SUM([.D23]+[.F23]+[.H23]+[.J23]+[.L23]+[.N23]+[.P23]+[.R23]+[.T23])" ns41:value-type="float" table:style-name="TL Data" office:value-type="float" office:value="745">
            <text:p>745</text:p>
          </table:table-cell>
          <table:table-cell ns41:value-type="float" table:style-name="TL Data" office:value="1544.47" office:value-type="float">
            <text:p>1544.47</text:p>
          </table:table-cell>
          <table:table-cell ns41:value-type="float" table:style-name="TL Data" office:value="1048.9" office:value-type="float">
            <text:p>1048.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roekhuijsen</text:p>
          </table:table-cell>
          <table:table-cell table:style-name="ce14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table:formula="of:=SUM([.C24]+[.E24]+[.G24]+[.I24]+[.K24]+[.M24]+[.O24]+[.Q24]+[.S24])" ns41:value-type="float" table:style-name="TL Data" office:value-type="float" office:value="425">
            <text:p>425</text:p>
          </table:table-cell>
          <table:table-cell table:formula="of:=SUM([.D24]+[.F24]+[.H24]+[.J24]+[.L24]+[.N24]+[.P24]+[.R24]+[.T24])" ns41:value-type="float" table:style-name="TL Data" office:value-type="float" office:value="425">
            <text:p>425</text:p>
          </table:table-cell>
          <table:table-cell ns41:value-type="float" table:style-name="TL Data" office:value="1156.7" office:value-type="float">
            <text:p>1156.7</text:p>
          </table:table-cell>
          <table:table-cell ns41:value-type="float" table:style-name="TL Data" office:value="734.85" office:value-type="float">
            <text:p>734.8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roeksittard</text:p>
          </table:table-cell>
          <table:table-cell table:style-name="ce14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25]+[.E25]+[.G25]+[.I25]+[.K25]+[.M25]+[.O25]+[.Q25]+[.S25])" ns41:value-type="float" table:style-name="TL Data" office:value-type="float" office:value="320">
            <text:p>320</text:p>
          </table:table-cell>
          <table:table-cell table:formula="of:=SUM([.D25]+[.F25]+[.H25]+[.J25]+[.L25]+[.N25]+[.P25]+[.R25]+[.T25])" ns41:value-type="float" table:style-name="TL Data" office:value-type="float" office:value="307">
            <text:p>307</text:p>
          </table:table-cell>
          <table:table-cell ns41:value-type="float" table:style-name="TL Data" office:value="210.06" office:value-type="float">
            <text:p>210.06</text:p>
          </table:table-cell>
          <table:table-cell ns41:value-type="float" table:style-name="TL Data" office:value="2984.86" office:value-type="float">
            <text:p>2984.8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ranssum</text:p>
          </table:table-cell>
          <table:table-cell table:style-name="ce14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26]+[.E26]+[.G26]+[.I26]+[.K26]+[.M26]+[.O26]+[.Q26]+[.S26])" ns41:value-type="float" table:style-name="TL Data" office:value-type="float" office:value="545">
            <text:p>545</text:p>
          </table:table-cell>
          <table:table-cell table:formula="of:=SUM([.D26]+[.F26]+[.H26]+[.J26]+[.L26]+[.N26]+[.P26]+[.R26]+[.T26])" ns41:value-type="float" table:style-name="TL Data" office:value-type="float" office:value="631">
            <text:p>631</text:p>
          </table:table-cell>
          <table:table-cell ns41:value-type="float" table:style-name="TL Data" office:value="1245.41" office:value-type="float">
            <text:p>1245.41</text:p>
          </table:table-cell>
          <table:table-cell ns41:value-type="float" table:style-name="TL Data" office:value="944.27" office:value-type="float">
            <text:p>944.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uggenum</text:p>
          </table:table-cell>
          <table:table-cell table:style-name="ce14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SUM([.C27]+[.E27]+[.G27]+[.I27]+[.K27]+[.M27]+[.O27]+[.Q27]+[.S27])" ns41:value-type="float" table:style-name="TL Data" office:value-type="float" office:value="368">
            <text:p>368</text:p>
          </table:table-cell>
          <table:table-cell table:formula="of:=SUM([.D27]+[.F27]+[.H27]+[.J27]+[.L27]+[.N27]+[.P27]+[.R27]+[.T27])" ns41:value-type="float" table:style-name="TL Data" office:value-type="float" office:value="334">
            <text:p>334</text:p>
          </table:table-cell>
          <table:table-cell ns41:value-type="float" table:style-name="TL Data" office:value="546.2" office:value-type="float">
            <text:p>546.2</text:p>
          </table:table-cell>
          <table:table-cell ns41:value-type="float" table:style-name="TL Data" office:value="1285.24" office:value-type="float">
            <text:p>1285.2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unde</text:p>
          </table:table-cell>
          <table:table-cell table:style-name="ce14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8]+[.E28]+[.G28]+[.I28]+[.K28]+[.M28]+[.O28]+[.Q28]+[.S28])" ns41:value-type="float" table:style-name="TL Data" office:value-type="float" office:value="372">
            <text:p>372</text:p>
          </table:table-cell>
          <table:table-cell table:formula="of:=SUM([.D28]+[.F28]+[.H28]+[.J28]+[.L28]+[.N28]+[.P28]+[.R28]+[.T28])" ns41:value-type="float" table:style-name="TL Data" office:value-type="float" office:value="452">
            <text:p>452</text:p>
          </table:table-cell>
          <table:table-cell ns41:value-type="float" table:style-name="TL Data" office:value="527.74" office:value-type="float">
            <text:p>527.74</text:p>
          </table:table-cell>
          <table:table-cell ns41:value-type="float" table:style-name="TL Data" office:value="1561.37" office:value-type="float">
            <text:p>1561.3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Cadier en Keer</text:p>
          </table:table-cell>
          <table:table-cell table:style-name="ce14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29]+[.E29]+[.G29]+[.I29]+[.K29]+[.M29]+[.O29]+[.Q29]+[.S29])" ns41:value-type="float" table:style-name="TL Data" office:value-type="float" office:value="356">
            <text:p>356</text:p>
          </table:table-cell>
          <table:table-cell table:formula="of:=SUM([.D29]+[.F29]+[.H29]+[.J29]+[.L29]+[.N29]+[.P29]+[.R29]+[.T29])" ns41:value-type="float" table:style-name="TL Data" office:value-type="float" office:value="323">
            <text:p>323</text:p>
          </table:table-cell>
          <table:table-cell ns41:value-type="float" table:style-name="TL Data" office:value="785.41" office:value-type="float">
            <text:p>785.41</text:p>
          </table:table-cell>
          <table:table-cell ns41:value-type="float" table:style-name="TL Data" office:value="864.52" office:value-type="float">
            <text:p>864.5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cht</text:p>
          </table:table-cell>
          <table:table-cell table:style-name="ce14"/>
          <table:table-cell ns41:value-type="float" table:style-name="TL Data" office:value="1781" office:value-type="float">
            <text:p>1781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table:formula="of:=SUM([.C30]+[.E30]+[.G30]+[.I30]+[.K30]+[.M30]+[.O30]+[.Q30]+[.S30])" ns41:value-type="float" table:style-name="TL Data" office:value-type="float" office:value="2280">
            <text:p>2280</text:p>
          </table:table-cell>
          <table:table-cell table:formula="of:=SUM([.D30]+[.F30]+[.H30]+[.J30]+[.L30]+[.N30]+[.P30]+[.R30]+[.T30])" ns41:value-type="float" table:style-name="TL Data" office:value-type="float" office:value="2331">
            <text:p>2331</text:p>
          </table:table-cell>
          <table:table-cell ns41:value-type="float" table:style-name="TL Data" office:value="7140.06" office:value-type="float">
            <text:p>7140.06</text:p>
          </table:table-cell>
          <table:table-cell ns41:value-type="float" table:style-name="TL Data" office:value="645.79" office:value-type="float">
            <text:p>645.7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lsloo</text:p>
          </table:table-cell>
          <table:table-cell table:style-name="ce14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formula="of:=SUM([.C31]+[.E31]+[.G31]+[.I31]+[.K31]+[.M31]+[.O31]+[.Q31]+[.S31])" ns41:value-type="float" table:style-name="TL Data" office:value-type="float" office:value="713">
            <text:p>713</text:p>
          </table:table-cell>
          <table:table-cell table:formula="of:=SUM([.D31]+[.F31]+[.H31]+[.J31]+[.L31]+[.N31]+[.P31]+[.R31]+[.T31])" ns41:value-type="float" table:style-name="TL Data" office:value-type="float" office:value="667">
            <text:p>667</text:p>
          </table:table-cell>
          <table:table-cell ns41:value-type="float" table:style-name="TL Data" office:value="814.29" office:value-type="float">
            <text:p>814.29</text:p>
          </table:table-cell>
          <table:table-cell ns41:value-type="float" table:style-name="TL Data" office:value="1694.73" office:value-type="float">
            <text:p>1694.7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ijgelshoven</text:p>
          </table:table-cell>
          <table:table-cell table:style-name="ce14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32]+[.E32]+[.G32]+[.I32]+[.K32]+[.M32]+[.O32]+[.Q32]+[.S32])" ns41:value-type="float" table:style-name="TL Data" office:value-type="float" office:value="225">
            <text:p>225</text:p>
          </table:table-cell>
          <table:table-cell table:formula="of:=SUM([.D32]+[.F32]+[.H32]+[.J32]+[.L32]+[.N32]+[.P32]+[.R32]+[.T32])" ns41:value-type="float" table:style-name="TL Data" office:value-type="float" office:value="229">
            <text:p>229</text:p>
          </table:table-cell>
          <table:table-cell ns41:value-type="float" table:style-name="TL Data" office:value="314.06" office:value-type="float">
            <text:p>314.06</text:p>
          </table:table-cell>
          <table:table-cell ns41:value-type="float" table:style-name="TL Data" office:value="1445.58" office:value-type="float">
            <text:p>1445.5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ijsden</text:p>
          </table:table-cell>
          <table:table-cell table:style-name="ce14"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33]+[.E33]+[.G33]+[.I33]+[.K33]+[.M33]+[.O33]+[.Q33]+[.S33])" ns41:value-type="float" table:style-name="TL Data" office:value-type="float" office:value="1124">
            <text:p>1124</text:p>
          </table:table-cell>
          <table:table-cell table:formula="of:=SUM([.D33]+[.F33]+[.H33]+[.J33]+[.L33]+[.N33]+[.P33]+[.R33]+[.T33])" ns41:value-type="float" table:style-name="TL Data" office:value-type="float" office:value="1180">
            <text:p>1180</text:p>
          </table:table-cell>
          <table:table-cell ns41:value-type="float" table:style-name="TL Data" office:value="1576.89" office:value-type="float">
            <text:p>1576.89</text:p>
          </table:table-cell>
          <table:table-cell ns41:value-type="float" table:style-name="TL Data" office:value="1461.1" office:value-type="float">
            <text:p>1461.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eleen</text:p>
          </table:table-cell>
          <table:table-cell table:style-name="ce14"/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SUM([.C34]+[.E34]+[.G34]+[.I34]+[.K34]+[.M34]+[.O34]+[.Q34]+[.S34])" ns41:value-type="float" table:style-name="TL Data" office:value-type="float" office:value="1125">
            <text:p>1125</text:p>
          </table:table-cell>
          <table:table-cell table:formula="of:=SUM([.D34]+[.F34]+[.H34]+[.J34]+[.L34]+[.N34]+[.P34]+[.R34]+[.T34])" ns41:value-type="float" table:style-name="TL Data" office:value-type="float" office:value="1140">
            <text:p>1140</text:p>
          </table:table-cell>
          <table:table-cell ns41:value-type="float" table:style-name="TL Data" office:value="1220.81" office:value-type="float">
            <text:p>1220.81</text:p>
          </table:table-cell>
          <table:table-cell ns41:value-type="float" table:style-name="TL Data" office:value="1855.32" office:value-type="float">
            <text:p>1855.3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ennep</text:p>
          </table:table-cell>
          <table:table-cell table:style-name="ce14"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35]+[.E35]+[.G35]+[.I35]+[.K35]+[.M35]+[.O35]+[.Q35]+[.S35])" ns41:value-type="float" table:style-name="TL Data" office:value-type="float" office:value="880">
            <text:p>880</text:p>
          </table:table-cell>
          <table:table-cell table:formula="of:=SUM([.D35]+[.F35]+[.H35]+[.J35]+[.L35]+[.N35]+[.P35]+[.R35]+[.T35])" ns41:value-type="float" table:style-name="TL Data" office:value-type="float" office:value="879">
            <text:p>879</text:p>
          </table:table-cell>
          <table:table-cell ns41:value-type="float" table:style-name="TL Data" office:value="712.6" office:value-type="float">
            <text:p>712.6</text:p>
          </table:table-cell>
          <table:table-cell ns41:value-type="float" table:style-name="TL Data" office:value="2468.43" office:value-type="float">
            <text:p>2468.4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eul</text:p>
          </table:table-cell>
          <table:table-cell table:style-name="ce14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SUM([.C36]+[.E36]+[.G36]+[.I36]+[.K36]+[.M36]+[.O36]+[.Q36]+[.S36])" ns41:value-type="float" table:style-name="TL Data" office:value-type="float" office:value="525">
            <text:p>525</text:p>
          </table:table-cell>
          <table:table-cell table:formula="of:=SUM([.D36]+[.F36]+[.H36]+[.J36]+[.L36]+[.N36]+[.P36]+[.R36]+[.T36])" ns41:value-type="float" table:style-name="TL Data" office:value-type="float" office:value="511">
            <text:p>511</text:p>
          </table:table-cell>
          <table:table-cell ns41:value-type="float" table:style-name="TL Data" office:value="684.85" office:value-type="float">
            <text:p>684.85</text:p>
          </table:table-cell>
          <table:table-cell ns41:value-type="float" table:style-name="TL Data" office:value="1512.74" office:value-type="float">
            <text:p>1512.7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rathem</text:p>
          </table:table-cell>
          <table:table-cell table:style-name="ce14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formula="of:=SUM([.C37]+[.E37]+[.G37]+[.I37]+[.K37]+[.M37]+[.O37]+[.Q37]+[.S37])" ns41:value-type="float" table:style-name="TL Data" office:value-type="float" office:value="560">
            <text:p>560</text:p>
          </table:table-cell>
          <table:table-cell table:formula="of:=SUM([.D37]+[.F37]+[.H37]+[.J37]+[.L37]+[.N37]+[.P37]+[.R37]+[.T37])" ns41:value-type="float" table:style-name="TL Data" office:value-type="float" office:value="539">
            <text:p>539</text:p>
          </table:table-cell>
          <table:table-cell ns41:value-type="float" table:style-name="TL Data" office:value="2103.33" office:value-type="float">
            <text:p>2103.33</text:p>
          </table:table-cell>
          <table:table-cell ns41:value-type="float" table:style-name="TL Data" office:value="522.5" office:value-type="float">
            <text:p>522.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revenbicht</text:p>
          </table:table-cell>
          <table:table-cell table:style-name="ce14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8]+[.E38]+[.G38]+[.I38]+[.K38]+[.M38]+[.O38]+[.Q38]+[.S38])" ns41:value-type="float" table:style-name="TL Data" office:value-type="float" office:value="572">
            <text:p>572</text:p>
          </table:table-cell>
          <table:table-cell table:formula="of:=SUM([.D38]+[.F38]+[.H38]+[.J38]+[.L38]+[.N38]+[.P38]+[.R38]+[.T38])" ns41:value-type="float" table:style-name="TL Data" office:value-type="float" office:value="506">
            <text:p>506</text:p>
          </table:table-cell>
          <table:table-cell ns41:value-type="float" table:style-name="TL Data" office:value="413.19" office:value-type="float">
            <text:p>413.19</text:p>
          </table:table-cell>
          <table:table-cell ns41:value-type="float" table:style-name="TL Data" office:value="2608.97" office:value-type="float">
            <text:p>2608.9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ronsfeld</text:p>
          </table:table-cell>
          <table:table-cell table:style-name="ce14"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9]+[.E39]+[.G39]+[.I39]+[.K39]+[.M39]+[.O39]+[.Q39]+[.S39])" ns41:value-type="float" table:style-name="TL Data" office:value-type="float" office:value="935">
            <text:p>935</text:p>
          </table:table-cell>
          <table:table-cell table:formula="of:=SUM([.D39]+[.F39]+[.H39]+[.J39]+[.L39]+[.N39]+[.P39]+[.R39]+[.T39])" ns41:value-type="float" table:style-name="TL Data" office:value-type="float" office:value="887">
            <text:p>887</text:p>
          </table:table-cell>
          <table:table-cell ns41:value-type="float" table:style-name="TL Data" office:value="1443.52" office:value-type="float">
            <text:p>1443.52</text:p>
          </table:table-cell>
          <table:table-cell ns41:value-type="float" table:style-name="TL Data" office:value="1262.19" office:value-type="float">
            <text:p>1262.1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rubbenvorst</text:p>
          </table:table-cell>
          <table:table-cell table:style-name="ce14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40]+[.E40]+[.G40]+[.I40]+[.K40]+[.M40]+[.O40]+[.Q40]+[.S40])" ns41:value-type="float" table:style-name="TL Data" office:value-type="float" office:value="730">
            <text:p>730</text:p>
          </table:table-cell>
          <table:table-cell table:formula="of:=SUM([.D40]+[.F40]+[.H40]+[.J40]+[.L40]+[.N40]+[.P40]+[.R40]+[.T40])" ns41:value-type="float" table:style-name="TL Data" office:value-type="float" office:value="837">
            <text:p>837</text:p>
          </table:table-cell>
          <table:table-cell ns41:value-type="float" table:style-name="TL Data" office:value="4437.69" office:value-type="float">
            <text:p>4437.69</text:p>
          </table:table-cell>
          <table:table-cell ns41:value-type="float" table:style-name="TL Data" office:value="353.11" office:value-type="float">
            <text:p>353.1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ulpen</text:p>
          </table:table-cell>
          <table:table-cell table:style-name="ce14"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41]+[.E41]+[.G41]+[.I41]+[.K41]+[.M41]+[.O41]+[.Q41]+[.S41])" ns41:value-type="float" table:style-name="TL Data" office:value-type="float" office:value="1320">
            <text:p>1320</text:p>
          </table:table-cell>
          <table:table-cell table:formula="of:=SUM([.D41]+[.F41]+[.H41]+[.J41]+[.L41]+[.N41]+[.P41]+[.R41]+[.T41])" ns41:value-type="float" table:style-name="TL Data" office:value-type="float" office:value="1215">
            <text:p>1215</text:p>
          </table:table-cell>
          <table:table-cell ns41:value-type="float" table:style-name="TL Data" office:value="2118.13" office:value-type="float">
            <text:p>2118.13</text:p>
          </table:table-cell>
          <table:table-cell ns41:value-type="float" table:style-name="TL Data" office:value="1196.81" office:value-type="float">
            <text:p>1196.8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aelen</text:p>
          </table:table-cell>
          <table:table-cell table:style-name="ce14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42]+[.E42]+[.G42]+[.I42]+[.K42]+[.M42]+[.O42]+[.Q42]+[.S42])" ns41:value-type="float" table:style-name="TL Data" office:value-type="float" office:value="438">
            <text:p>438</text:p>
          </table:table-cell>
          <table:table-cell table:formula="of:=SUM([.D42]+[.F42]+[.H42]+[.J42]+[.L42]+[.N42]+[.P42]+[.R42]+[.T42])" ns41:value-type="float" table:style-name="TL Data" office:value-type="float" office:value="390">
            <text:p>390</text:p>
          </table:table-cell>
          <table:table-cell ns41:value-type="float" table:style-name="TL Data" office:value="1212.59" office:value-type="float">
            <text:p>1212.59</text:p>
          </table:table-cell>
          <table:table-cell ns41:value-type="float" table:style-name="TL Data" office:value="682.84" office:value-type="float">
            <text:p>682.8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el en Panheel</text:p>
          </table:table-cell>
          <table:table-cell table:style-name="ce14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formula="of:=SUM([.C43]+[.E43]+[.G43]+[.I43]+[.K43]+[.M43]+[.O43]+[.Q43]+[.S43])" ns41:value-type="float" table:style-name="TL Data" office:value-type="float" office:value="479">
            <text:p>479</text:p>
          </table:table-cell>
          <table:table-cell table:formula="of:=SUM([.D43]+[.F43]+[.H43]+[.J43]+[.L43]+[.N43]+[.P43]+[.R43]+[.T43])" ns41:value-type="float" table:style-name="TL Data" office:value-type="float" office:value="427">
            <text:p>427</text:p>
          </table:table-cell>
          <table:table-cell ns41:value-type="float" table:style-name="TL Data" office:value="1066.95" office:value-type="float">
            <text:p>1066.95</text:p>
          </table:table-cell>
          <table:table-cell ns41:value-type="float" table:style-name="TL Data" office:value="849.15" office:value-type="float">
            <text:p>849.1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er</text:p>
          </table:table-cell>
          <table:table-cell table:style-name="ce14"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4]+[.E44]+[.G44]+[.I44]+[.K44]+[.M44]+[.O44]+[.Q44]+[.S44])" ns41:value-type="float" table:style-name="TL Data" office:value-type="float" office:value="752">
            <text:p>752</text:p>
          </table:table-cell>
          <table:table-cell table:formula="of:=SUM([.D44]+[.F44]+[.H44]+[.J44]+[.L44]+[.N44]+[.P44]+[.R44]+[.T44])" ns41:value-type="float" table:style-name="TL Data" office:value-type="float" office:value="720">
            <text:p>720</text:p>
          </table:table-cell>
          <table:table-cell ns41:value-type="float" table:style-name="TL Data" office:value="700.11" office:value-type="float">
            <text:p>700.11</text:p>
          </table:table-cell>
          <table:table-cell ns41:value-type="float" table:style-name="TL Data" office:value="2102.53" office:value-type="float">
            <text:p>2102.5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erlen</text:p>
          </table:table-cell>
          <table:table-cell table:style-name="ce14"/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5]+[.E45]+[.G45]+[.I45]+[.K45]+[.M45]+[.O45]+[.Q45]+[.S45])" ns41:value-type="float" table:style-name="TL Data" office:value-type="float" office:value="2581">
            <text:p>2581</text:p>
          </table:table-cell>
          <table:table-cell table:formula="of:=SUM([.D45]+[.F45]+[.H45]+[.J45]+[.L45]+[.N45]+[.P45]+[.R45]+[.T45])" ns41:value-type="float" table:style-name="TL Data" office:value-type="float" office:value="2524">
            <text:p>2524</text:p>
          </table:table-cell>
          <table:table-cell ns41:value-type="float" table:style-name="TL Data" office:value="3355.48" office:value-type="float">
            <text:p>3355.48</text:p>
          </table:table-cell>
          <table:table-cell ns41:value-type="float" table:style-name="TL Data" office:value="1521.39" office:value-type="float">
            <text:p>1521.3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lden</text:p>
          </table:table-cell>
          <table:table-cell table:style-name="ce14"/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46]+[.E46]+[.G46]+[.I46]+[.K46]+[.M46]+[.O46]+[.Q46]+[.S46])" ns41:value-type="float" table:style-name="TL Data" office:value-type="float" office:value="1838">
            <text:p>1838</text:p>
          </table:table-cell>
          <table:table-cell table:formula="of:=SUM([.D46]+[.F46]+[.H46]+[.J46]+[.L46]+[.N46]+[.P46]+[.R46]+[.T46])" ns41:value-type="float" table:style-name="TL Data" office:value-type="float" office:value="1890">
            <text:p>1890</text:p>
          </table:table-cell>
          <table:table-cell ns41:value-type="float" table:style-name="TL Data" office:value="6974.56" office:value-type="float">
            <text:p>6974.56</text:p>
          </table:table-cell>
          <table:table-cell ns41:value-type="float" table:style-name="TL Data" office:value="534.54" office:value-type="float">
            <text:p>534.5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rkenbosch en Melick</text:p>
          </table:table-cell>
          <table:table-cell table:style-name="ce14"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SUM([.C47]+[.E47]+[.G47]+[.I47]+[.K47]+[.M47]+[.O47]+[.Q47]+[.S47])" ns41:value-type="float" table:style-name="TL Data" office:value-type="float" office:value="875">
            <text:p>875</text:p>
          </table:table-cell>
          <table:table-cell table:formula="of:=SUM([.D47]+[.F47]+[.H47]+[.J47]+[.L47]+[.N47]+[.P47]+[.R47]+[.T47])" ns41:value-type="float" table:style-name="TL Data" office:value-type="float" office:value="868">
            <text:p>868</text:p>
          </table:table-cell>
          <table:table-cell ns41:value-type="float" table:style-name="TL Data" office:value="3477.14" office:value-type="float">
            <text:p>3477.14</text:p>
          </table:table-cell>
          <table:table-cell ns41:value-type="float" table:style-name="TL Data" office:value="501.27" office:value-type="float">
            <text:p>501.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rten</text:p>
          </table:table-cell>
          <table:table-cell table:style-name="ce14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48]+[.E48]+[.G48]+[.I48]+[.K48]+[.M48]+[.O48]+[.Q48]+[.S48])" ns41:value-type="float" table:style-name="TL Data" office:value-type="float" office:value="545">
            <text:p>545</text:p>
          </table:table-cell>
          <table:table-cell table:formula="of:=SUM([.D48]+[.F48]+[.H48]+[.J48]+[.L48]+[.N48]+[.P48]+[.R48]+[.T48])" ns41:value-type="float" table:style-name="TL Data" office:value-type="float" office:value="489">
            <text:p>489</text:p>
          </table:table-cell>
          <table:table-cell ns41:value-type="float" table:style-name="TL Data" office:value="707.49" office:value-type="float">
            <text:p>707.49</text:p>
          </table:table-cell>
          <table:table-cell ns41:value-type="float" table:style-name="TL Data" office:value="1461.5" office:value-type="float">
            <text:p>1461.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ijthuijsen</text:p>
          </table:table-cell>
          <table:table-cell table:style-name="ce14"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49]+[.E49]+[.G49]+[.I49]+[.K49]+[.M49]+[.O49]+[.Q49]+[.S49])" ns41:value-type="float" table:style-name="TL Data" office:value-type="float" office:value="1028">
            <text:p>1028</text:p>
          </table:table-cell>
          <table:table-cell table:formula="of:=SUM([.D49]+[.F49]+[.H49]+[.J49]+[.L49]+[.N49]+[.P49]+[.R49]+[.T49])" ns41:value-type="float" table:style-name="TL Data" office:value-type="float" office:value="889">
            <text:p>889</text:p>
          </table:table-cell>
          <table:table-cell ns41:value-type="float" table:style-name="TL Data" office:value="2925.81" office:value-type="float">
            <text:p>2925.81</text:p>
          </table:table-cell>
          <table:table-cell ns41:value-type="float" table:style-name="TL Data" office:value="655.2" office:value-type="float">
            <text:p>655.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oensbroek</text:p>
          </table:table-cell>
          <table:table-cell table:style-name="ce14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SUM([.C50]+[.E50]+[.G50]+[.I50]+[.K50]+[.M50]+[.O50]+[.Q50]+[.S50])" ns41:value-type="float" table:style-name="TL Data" office:value-type="float" office:value="670">
            <text:p>670</text:p>
          </table:table-cell>
          <table:table-cell table:formula="of:=SUM([.D50]+[.F50]+[.H50]+[.J50]+[.L50]+[.N50]+[.P50]+[.R50]+[.T50])" ns41:value-type="float" table:style-name="TL Data" office:value-type="float" office:value="587">
            <text:p>587</text:p>
          </table:table-cell>
          <table:table-cell ns41:value-type="float" table:style-name="TL Data" office:value="889.8" office:value-type="float">
            <text:p>889.8</text:p>
          </table:table-cell>
          <table:table-cell ns41:value-type="float" table:style-name="TL Data" office:value="1412.68" office:value-type="float">
            <text:p>1412.6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orn</text:p>
          </table:table-cell>
          <table:table-cell table:style-name="ce14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SUM([.C51]+[.E51]+[.G51]+[.I51]+[.K51]+[.M51]+[.O51]+[.Q51]+[.S51])" ns41:value-type="float" table:style-name="TL Data" office:value-type="float" office:value="598">
            <text:p>598</text:p>
          </table:table-cell>
          <table:table-cell table:formula="of:=SUM([.D51]+[.F51]+[.H51]+[.J51]+[.L51]+[.N51]+[.P51]+[.R51]+[.T51])" ns41:value-type="float" table:style-name="TL Data" office:value-type="float" office:value="495">
            <text:p>495</text:p>
          </table:table-cell>
          <table:table-cell ns41:value-type="float" table:style-name="TL Data" office:value="1149.4" office:value-type="float">
            <text:p>1149.4</text:p>
          </table:table-cell>
          <table:table-cell ns41:value-type="float" table:style-name="TL Data" office:value="950.93" office:value-type="float">
            <text:p>950.9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orst</text:p>
          </table:table-cell>
          <table:table-cell table:style-name="ce14"/>
          <table:table-cell ns41:value-type="float" table:style-name="TL Data" office:value="1611" office:value-type="float">
            <text:p>1611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2]+[.E52]+[.G52]+[.I52]+[.K52]+[.M52]+[.O52]+[.Q52]+[.S52])" ns41:value-type="float" table:style-name="TL Data" office:value-type="float" office:value="1961">
            <text:p>1961</text:p>
          </table:table-cell>
          <table:table-cell table:formula="of:=SUM([.D52]+[.F52]+[.H52]+[.J52]+[.L52]+[.N52]+[.P52]+[.R52]+[.T52])" ns41:value-type="float" table:style-name="TL Data" office:value-type="float" office:value="1877">
            <text:p>1877</text:p>
          </table:table-cell>
          <table:table-cell ns41:value-type="float" table:style-name="TL Data" office:value="8005.21" office:value-type="float">
            <text:p>8005.21</text:p>
          </table:table-cell>
          <table:table-cell ns41:value-type="float" table:style-name="TL Data" office:value="479.44" office:value-type="float">
            <text:p>479.4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outhem</text:p>
          </table:table-cell>
          <table:table-cell table:style-name="ce14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53]+[.E53]+[.G53]+[.I53]+[.K53]+[.M53]+[.O53]+[.Q53]+[.S53])" ns41:value-type="float" table:style-name="TL Data" office:value-type="float" office:value="462">
            <text:p>462</text:p>
          </table:table-cell>
          <table:table-cell table:formula="of:=SUM([.D53]+[.F53]+[.H53]+[.J53]+[.L53]+[.N53]+[.P53]+[.R53]+[.T53])" ns41:value-type="float" table:style-name="TL Data" office:value-type="float" office:value="419">
            <text:p>419</text:p>
          </table:table-cell>
          <table:table-cell ns41:value-type="float" table:style-name="TL Data" office:value="888.86" office:value-type="float">
            <text:p>888.86</text:p>
          </table:table-cell>
          <table:table-cell ns41:value-type="float" table:style-name="TL Data" office:value="991.16" office:value-type="float">
            <text:p>991.1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ulsberg</text:p>
          </table:table-cell>
          <table:table-cell table:style-name="ce14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office:value="4" table:style-name="TL Data" table:number-columns-repeated="3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54]+[.E54]+[.G54]+[.I54]+[.K54]+[.M54]+[.O54]+[.Q54]+[.S54])" ns41:value-type="float" table:style-name="TL Data" office:value-type="float" office:value="621">
            <text:p>621</text:p>
          </table:table-cell>
          <table:table-cell table:formula="of:=SUM([.D54]+[.F54]+[.H54]+[.J54]+[.L54]+[.N54]+[.P54]+[.R54]+[.T54])" ns41:value-type="float" table:style-name="TL Data" office:value-type="float" office:value="601">
            <text:p>601</text:p>
          </table:table-cell>
          <table:table-cell ns41:value-type="float" table:style-name="TL Data" office:value="999.23" office:value-type="float">
            <text:p>999.23</text:p>
          </table:table-cell>
          <table:table-cell ns41:value-type="float" table:style-name="TL Data" office:value="1222.94" office:value-type="float">
            <text:p>1222.9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unsel</text:p>
          </table:table-cell>
          <table:table-cell table:style-name="ce14"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6"/>
          <table:table-cell table:formula="of:=SUM([.C55]+[.E55]+[.G55]+[.I55]+[.K55]+[.M55]+[.O55]+[.Q55]+[.S55])" ns41:value-type="float" table:style-name="TL Data" office:value-type="float" office:value="566">
            <text:p>566</text:p>
          </table:table-cell>
          <table:table-cell table:formula="of:=SUM([.D55]+[.F55]+[.H55]+[.J55]+[.L55]+[.N55]+[.P55]+[.R55]+[.T55])" ns41:value-type="float" table:style-name="TL Data" office:value-type="float" office:value="506">
            <text:p>506</text:p>
          </table:table-cell>
          <table:table-cell ns41:value-type="float" table:style-name="TL Data" office:value="2425.98" office:value-type="float">
            <text:p>2425.98</text:p>
          </table:table-cell>
          <table:table-cell ns41:value-type="float" table:style-name="TL Data" office:value="441.88" office:value-type="float">
            <text:p>441.8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Itteren</text:p>
          </table:table-cell>
          <table:table-cell table:style-name="ce14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SUM([.C56]+[.E56]+[.G56]+[.I56]+[.K56]+[.M56]+[.O56]+[.Q56]+[.S56])" ns41:value-type="float" table:style-name="TL Data" office:value-type="float" office:value="237">
            <text:p>237</text:p>
          </table:table-cell>
          <table:table-cell table:formula="of:=SUM([.D56]+[.F56]+[.H56]+[.J56]+[.L56]+[.N56]+[.P56]+[.R56]+[.T56])" ns41:value-type="float" table:style-name="TL Data" office:value-type="float" office:value="229">
            <text:p>229</text:p>
          </table:table-cell>
          <table:table-cell ns41:value-type="float" table:style-name="TL Data" office:value="443.84" office:value-type="float">
            <text:p>443.84</text:p>
          </table:table-cell>
          <table:table-cell ns41:value-type="float" table:style-name="TL Data" office:value="1049.93" office:value-type="float">
            <text:p>1049.9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Ittervoort</text:p>
          </table:table-cell>
          <table:table-cell table:style-name="ce1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SUM([.C57]+[.E57]+[.G57]+[.I57]+[.K57]+[.M57]+[.O57]+[.Q57]+[.S57])" ns41:value-type="float" table:style-name="TL Data" office:value-type="float" office:value="131">
            <text:p>131</text:p>
          </table:table-cell>
          <table:table-cell table:formula="of:=SUM([.D57]+[.F57]+[.H57]+[.J57]+[.L57]+[.N57]+[.P57]+[.R57]+[.T57])" ns41:value-type="float" table:style-name="TL Data" office:value-type="float" office:value="118">
            <text:p>118</text:p>
          </table:table-cell>
          <table:table-cell ns41:value-type="float" table:style-name="TL Data" office:value="400.89" office:value-type="float">
            <text:p>400.89</text:p>
          </table:table-cell>
          <table:table-cell ns41:value-type="float" table:style-name="TL Data" office:value="621.12" office:value-type="float">
            <text:p>621.1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Jabeek</text:p>
          </table:table-cell>
          <table:table-cell table:style-name="ce1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SUM([.C58]+[.E58]+[.G58]+[.I58]+[.K58]+[.M58]+[.O58]+[.Q58]+[.S58])" ns41:value-type="float" table:style-name="TL Data" office:value-type="float" office:value="206">
            <text:p>206</text:p>
          </table:table-cell>
          <table:table-cell table:formula="of:=SUM([.D58]+[.F58]+[.H58]+[.J58]+[.L58]+[.N58]+[.P58]+[.R58]+[.T58])" ns41:value-type="float" table:style-name="TL Data" office:value-type="float" office:value="193">
            <text:p>193</text:p>
          </table:table-cell>
          <table:table-cell ns41:value-type="float" table:style-name="TL Data" office:value="395.84" office:value-type="float">
            <text:p>395.84</text:p>
          </table:table-cell>
          <table:table-cell ns41:value-type="float" table:style-name="TL Data" office:value="1007.98" office:value-type="float">
            <text:p>1007.9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Kerkrade</text:p>
          </table:table-cell>
          <table:table-cell table:style-name="ce14"/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table:formula="of:=SUM([.C59]+[.E59]+[.G59]+[.I59]+[.K59]+[.M59]+[.O59]+[.Q59]+[.S59])" ns41:value-type="float" table:style-name="TL Data" office:value-type="float" office:value="3454">
            <text:p>3454</text:p>
          </table:table-cell>
          <table:table-cell table:formula="of:=SUM([.D59]+[.F59]+[.H59]+[.J59]+[.L59]+[.N59]+[.P59]+[.R59]+[.T59])" ns41:value-type="float" table:style-name="TL Data" office:value-type="float" office:value="2651">
            <text:p>2651</text:p>
          </table:table-cell>
          <table:table-cell ns41:value-type="float" table:style-name="TL Data" office:value="1839.13" office:value-type="float">
            <text:p>1839.13</text:p>
          </table:table-cell>
          <table:table-cell ns41:value-type="float" table:style-name="TL Data" office:value="3319.5" office:value-type="float">
            <text:p>3319.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Kessel</text:p>
          </table:table-cell>
          <table:table-cell table:style-name="ce14"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60]+[.E60]+[.G60]+[.I60]+[.K60]+[.M60]+[.O60]+[.Q60]+[.S60])" ns41:value-type="float" table:style-name="TL Data" office:value-type="float" office:value="722">
            <text:p>722</text:p>
          </table:table-cell>
          <table:table-cell table:formula="of:=SUM([.D60]+[.F60]+[.H60]+[.J60]+[.L60]+[.N60]+[.P60]+[.R60]+[.T60])" ns41:value-type="float" table:style-name="TL Data" office:value-type="float" office:value="669">
            <text:p>669</text:p>
          </table:table-cell>
          <table:table-cell ns41:value-type="float" table:style-name="TL Data" office:value="2220.12" office:value-type="float">
            <text:p>2220.12</text:p>
          </table:table-cell>
          <table:table-cell ns41:value-type="float" table:style-name="TL Data" office:value="626.54" office:value-type="float">
            <text:p>626.5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Klimmen</text:p>
          </table:table-cell>
          <table:table-cell table:style-name="ce14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61]+[.E61]+[.G61]+[.I61]+[.K61]+[.M61]+[.O61]+[.Q61]+[.S61])" ns41:value-type="float" table:style-name="TL Data" office:value-type="float" office:value="620">
            <text:p>620</text:p>
          </table:table-cell>
          <table:table-cell table:formula="of:=SUM([.D61]+[.F61]+[.H61]+[.J61]+[.L61]+[.N61]+[.P61]+[.R61]+[.T61])" ns41:value-type="float" table:style-name="TL Data" office:value-type="float" office:value="588">
            <text:p>588</text:p>
          </table:table-cell>
          <table:table-cell ns41:value-type="float" table:style-name="TL Data" office:value="789.32" office:value-type="float">
            <text:p>789.32</text:p>
          </table:table-cell>
          <table:table-cell ns41:value-type="float" table:style-name="TL Data" office:value="1530.43" office:value-type="float">
            <text:p>1530.4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Limbricht</text:p>
          </table:table-cell>
          <table:table-cell table:style-name="ce14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62]+[.E62]+[.G62]+[.I62]+[.K62]+[.M62]+[.O62]+[.Q62]+[.S62])" ns41:value-type="float" table:style-name="TL Data" office:value-type="float" office:value="703">
            <text:p>703</text:p>
          </table:table-cell>
          <table:table-cell table:formula="of:=SUM([.D62]+[.F62]+[.H62]+[.J62]+[.L62]+[.N62]+[.P62]+[.R62]+[.T62])" ns41:value-type="float" table:style-name="TL Data" office:value-type="float" office:value="642">
            <text:p>642</text:p>
          </table:table-cell>
          <table:table-cell ns41:value-type="float" table:style-name="TL Data" office:value="913.07" office:value-type="float">
            <text:p>913.07</text:p>
          </table:table-cell>
          <table:table-cell ns41:value-type="float" table:style-name="TL Data" office:value="1473.05" office:value-type="float">
            <text:p>1473.0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Liune</text:p>
          </table:table-cell>
          <table:table-cell table:style-name="ce14"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63]+[.E63]+[.G63]+[.I63]+[.K63]+[.M63]+[.O63]+[.Q63]+[.S63])" ns41:value-type="float" table:style-name="TL Data" office:value-type="float" office:value="502">
            <text:p>502</text:p>
          </table:table-cell>
          <table:table-cell table:formula="of:=SUM([.D63]+[.F63]+[.H63]+[.J63]+[.L63]+[.N63]+[.P63]+[.R63]+[.T63])" ns41:value-type="float" table:style-name="TL Data" office:value-type="float" office:value="473">
            <text:p>473</text:p>
          </table:table-cell>
          <table:table-cell ns41:value-type="float" table:style-name="TL Data" office:value="1510.42" office:value-type="float">
            <text:p>1510.42</text:p>
          </table:table-cell>
          <table:table-cell ns41:value-type="float" table:style-name="TL Data" office:value="645.52" office:value-type="float">
            <text:p>645.5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aasbracht</text:p>
          </table:table-cell>
          <table:table-cell table:style-name="ce14"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table:formula="of:=SUM([.C64]+[.E64]+[.G64]+[.I64]+[.K64]+[.M64]+[.O64]+[.Q64]+[.S64])" ns41:value-type="float" table:style-name="TL Data" office:value-type="float" office:value="774">
            <text:p>774</text:p>
          </table:table-cell>
          <table:table-cell table:formula="of:=SUM([.D64]+[.F64]+[.H64]+[.J64]+[.L64]+[.N64]+[.P64]+[.R64]+[.T64])" ns41:value-type="float" table:style-name="TL Data" office:value-type="float" office:value="672">
            <text:p>672</text:p>
          </table:table-cell>
          <table:table-cell ns41:value-type="float" table:style-name="TL Data" office:value="1622.96" office:value-type="float">
            <text:p>1622.96</text:p>
          </table:table-cell>
          <table:table-cell ns41:value-type="float" table:style-name="TL Data" office:value="890.97" office:value-type="float">
            <text:p>890.9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aasbree</text:p>
          </table:table-cell>
          <table:table-cell table:style-name="ce14"/>
          <table:table-cell ns41:value-type="float" table:style-name="TL Data" office:value="2091" office:value-type="float">
            <text:p>2091</text:p>
          </table:table-cell>
          <table:table-cell ns41:value-type="float" table:style-name="TL Data" office:value="1807" office:value-type="float">
            <text:p>1807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65]+[.E65]+[.G65]+[.I65]+[.K65]+[.M65]+[.O65]+[.Q65]+[.S65])" ns41:value-type="float" table:style-name="TL Data" office:value-type="float" office:value="2687">
            <text:p>2687</text:p>
          </table:table-cell>
          <table:table-cell table:formula="of:=SUM([.D65]+[.F65]+[.H65]+[.J65]+[.L65]+[.N65]+[.P65]+[.R65]+[.T65])" ns41:value-type="float" table:style-name="TL Data" office:value-type="float" office:value="2458">
            <text:p>2458</text:p>
          </table:table-cell>
          <table:table-cell ns41:value-type="float" table:style-name="TL Data" office:value="6965.46" office:value-type="float">
            <text:p>6965.46</text:p>
          </table:table-cell>
          <table:table-cell ns41:value-type="float" table:style-name="TL Data" office:value="738.64" office:value-type="float">
            <text:p>738.6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aasniel</text:p>
          </table:table-cell>
          <table:table-cell table:style-name="ce14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6]+[.E66]+[.G66]+[.I66]+[.K66]+[.M66]+[.O66]+[.Q66]+[.S66])" ns41:value-type="float" table:style-name="TL Data" office:value-type="float" office:value="1101">
            <text:p>1101</text:p>
          </table:table-cell>
          <table:table-cell table:formula="of:=SUM([.D66]+[.F66]+[.H66]+[.J66]+[.L66]+[.N66]+[.P66]+[.R66]+[.T66])" ns41:value-type="float" table:style-name="TL Data" office:value-type="float" office:value="1015">
            <text:p>1015</text:p>
          </table:table-cell>
          <table:table-cell ns41:value-type="float" table:style-name="TL Data" office:value="1517.44" office:value-type="float">
            <text:p>1517.44</text:p>
          </table:table-cell>
          <table:table-cell ns41:value-type="float" table:style-name="TL Data" office:value="1394.45" office:value-type="float">
            <text:p>1394.4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argraten</text:p>
          </table:table-cell>
          <table:table-cell table:style-name="ce14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office:value="125" table:style-name="TL Data" table:number-columns-repeated="2" office:value-type="float">
            <text:p>125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67]+[.E67]+[.G67]+[.I67]+[.K67]+[.M67]+[.O67]+[.Q67]+[.S67])" ns41:value-type="float" table:style-name="TL Data" office:value-type="float" office:value="548">
            <text:p>548</text:p>
          </table:table-cell>
          <table:table-cell table:formula="of:=SUM([.D67]+[.F67]+[.H67]+[.J67]+[.L67]+[.N67]+[.P67]+[.R67]+[.T67])" ns41:value-type="float" table:style-name="TL Data" office:value-type="float" office:value="500">
            <text:p>500</text:p>
          </table:table-cell>
          <table:table-cell ns41:value-type="float" table:style-name="TL Data" office:value="982.24" office:value-type="float">
            <text:p>982.24</text:p>
          </table:table-cell>
          <table:table-cell ns41:value-type="float" table:style-name="TL Data" office:value="1066.95" office:value-type="float">
            <text:p>1066.9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eerlo</text:p>
          </table:table-cell>
          <table:table-cell table:style-name="ce14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68]+[.E68]+[.G68]+[.I68]+[.K68]+[.M68]+[.O68]+[.Q68]+[.S68])" ns41:value-type="float" table:style-name="TL Data" office:value-type="float" office:value="817">
            <text:p>817</text:p>
          </table:table-cell>
          <table:table-cell table:formula="of:=SUM([.D68]+[.F68]+[.H68]+[.J68]+[.L68]+[.N68]+[.P68]+[.R68]+[.T68])" ns41:value-type="float" table:style-name="TL Data" office:value-type="float" office:value="759">
            <text:p>759</text:p>
          </table:table-cell>
          <table:table-cell ns41:value-type="float" table:style-name="TL Data" office:value="2710.91" office:value-type="float">
            <text:p>2710.91</text:p>
          </table:table-cell>
          <table:table-cell ns41:value-type="float" table:style-name="TL Data" office:value="581.35" office:value-type="float">
            <text:p>581.3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eerssen</text:p>
          </table:table-cell>
          <table:table-cell table:style-name="ce14"/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C69]+[.E69]+[.G69]+[.I69]+[.K69]+[.M69]+[.O69]+[.Q69]+[.S69])" ns41:value-type="float" table:style-name="TL Data" office:value-type="float" office:value="1633">
            <text:p>1633</text:p>
          </table:table-cell>
          <table:table-cell table:formula="of:=SUM([.D69]+[.F69]+[.H69]+[.J69]+[.L69]+[.N69]+[.P69]+[.R69]+[.T69])" ns41:value-type="float" table:style-name="TL Data" office:value-type="float" office:value="1790">
            <text:p>1790</text:p>
          </table:table-cell>
          <table:table-cell ns41:value-type="float" table:style-name="TL Data" office:value="1441.95" office:value-type="float">
            <text:p>1441.95</text:p>
          </table:table-cell>
          <table:table-cell ns41:value-type="float" table:style-name="TL Data" office:value="2373.87" office:value-type="float">
            <text:p>2373.8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erkelbeek</text:p>
          </table:table-cell>
          <table:table-cell table:style-name="ce14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70]+[.E70]+[.G70]+[.I70]+[.K70]+[.M70]+[.O70]+[.Q70]+[.S70])" ns41:value-type="float" table:style-name="TL Data" office:value-type="float" office:value="325">
            <text:p>325</text:p>
          </table:table-cell>
          <table:table-cell table:formula="of:=SUM([.D70]+[.F70]+[.H70]+[.J70]+[.L70]+[.N70]+[.P70]+[.R70]+[.T70])" ns41:value-type="float" table:style-name="TL Data" office:value-type="float" office:value="316">
            <text:p>316</text:p>
          </table:table-cell>
          <table:table-cell ns41:value-type="float" table:style-name="TL Data" office:value="456.21" office:value-type="float">
            <text:p>456.21</text:p>
          </table:table-cell>
          <table:table-cell ns41:value-type="float" table:style-name="TL Data" office:value="1405.05" office:value-type="float">
            <text:p>1405.0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esch</text:p>
          </table:table-cell>
          <table:table-cell table:style-name="ce1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SUM([.C71]+[.E71]+[.G71]+[.I71]+[.K71]+[.M71]+[.O71]+[.Q71]+[.S71])" ns41:value-type="float" table:style-name="TL Data" office:value-type="float" office:value="126">
            <text:p>126</text:p>
          </table:table-cell>
          <table:table-cell table:formula="of:=SUM([.D71]+[.F71]+[.H71]+[.J71]+[.L71]+[.N71]+[.P71]+[.R71]+[.T71])" ns41:value-type="float" table:style-name="TL Data" office:value-type="float" office:value="111">
            <text:p>111</text:p>
          </table:table-cell>
          <table:table-cell ns41:value-type="float" table:style-name="TL Data" office:value="264.82" office:value-type="float">
            <text:p>264.82</text:p>
          </table:table-cell>
          <table:table-cell ns41:value-type="float" table:style-name="TL Data" office:value="894.95" office:value-type="float">
            <text:p>894.9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eijel</text:p>
          </table:table-cell>
          <table:table-cell table:style-name="ce14"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72]+[.E72]+[.G72]+[.I72]+[.K72]+[.M72]+[.O72]+[.Q72]+[.S72])" ns41:value-type="float" table:style-name="TL Data" office:value-type="float" office:value="711">
            <text:p>711</text:p>
          </table:table-cell>
          <table:table-cell table:formula="of:=SUM([.D72]+[.F72]+[.H72]+[.J72]+[.L72]+[.N72]+[.P72]+[.R72]+[.T72])" ns41:value-type="float" table:style-name="TL Data" office:value-type="float" office:value="678">
            <text:p>678</text:p>
          </table:table-cell>
          <table:table-cell ns41:value-type="float" table:style-name="TL Data" office:value="1882.44" office:value-type="float">
            <text:p>1882.44</text:p>
          </table:table-cell>
          <table:table-cell ns41:value-type="float" table:style-name="TL Data" office:value="737.87" office:value-type="float">
            <text:p>737.8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heer</text:p>
          </table:table-cell>
          <table:table-cell table:style-name="ce14"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formula="of:=SUM([.C73]+[.E73]+[.G73]+[.I73]+[.K73]+[.M73]+[.O73]+[.Q73]+[.S73])" ns41:value-type="float" table:style-name="TL Data" office:value-type="float" office:value="491">
            <text:p>491</text:p>
          </table:table-cell>
          <table:table-cell table:formula="of:=SUM([.D73]+[.F73]+[.H73]+[.J73]+[.L73]+[.N73]+[.P73]+[.R73]+[.T73])" ns41:value-type="float" table:style-name="TL Data" office:value-type="float" office:value="439">
            <text:p>439</text:p>
          </table:table-cell>
          <table:table-cell ns41:value-type="float" table:style-name="TL Data" office:value="892.42" office:value-type="float">
            <text:p>892.42</text:p>
          </table:table-cell>
          <table:table-cell ns41:value-type="float" table:style-name="TL Data" office:value="1042.11" office:value-type="float">
            <text:p>1042.1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ontfort</text:p>
          </table:table-cell>
          <table:table-cell table:style-name="ce14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SUM([.C74]+[.E74]+[.G74]+[.I74]+[.K74]+[.M74]+[.O74]+[.Q74]+[.S74])" ns41:value-type="float" table:style-name="TL Data" office:value-type="float" office:value="430">
            <text:p>430</text:p>
          </table:table-cell>
          <table:table-cell table:formula="of:=SUM([.D74]+[.F74]+[.H74]+[.J74]+[.L74]+[.N74]+[.P74]+[.R74]+[.T74])" ns41:value-type="float" table:style-name="TL Data" office:value-type="float" office:value="364">
            <text:p>364</text:p>
          </table:table-cell>
          <table:table-cell ns41:value-type="float" table:style-name="TL Data" office:value="983.75" office:value-type="float">
            <text:p>983.75</text:p>
          </table:table-cell>
          <table:table-cell ns41:value-type="float" table:style-name="TL Data" office:value="807.12" office:value-type="float">
            <text:p>807.1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ook en Middelaar</text:p>
          </table:table-cell>
          <table:table-cell table:style-name="ce14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75]+[.E75]+[.G75]+[.I75]+[.K75]+[.M75]+[.O75]+[.Q75]+[.S75])" ns41:value-type="float" table:style-name="TL Data" office:value-type="float" office:value="612">
            <text:p>612</text:p>
          </table:table-cell>
          <table:table-cell table:formula="of:=SUM([.D75]+[.F75]+[.H75]+[.J75]+[.L75]+[.N75]+[.P75]+[.R75]+[.T75])" ns41:value-type="float" table:style-name="TL Data" office:value-type="float" office:value="615">
            <text:p>615</text:p>
          </table:table-cell>
          <table:table-cell ns41:value-type="float" table:style-name="TL Data" office:value="1878.72" office:value-type="float">
            <text:p>1878.72</text:p>
          </table:table-cell>
          <table:table-cell ns41:value-type="float" table:style-name="TL Data" office:value="685.57" office:value-type="float">
            <text:p>685.5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unstergeleen</text:p>
          </table:table-cell>
          <table:table-cell table:style-name="ce14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76]+[.E76]+[.G76]+[.I76]+[.K76]+[.M76]+[.O76]+[.Q76]+[.S76])" ns41:value-type="float" table:style-name="TL Data" office:value-type="float" office:value="366">
            <text:p>366</text:p>
          </table:table-cell>
          <table:table-cell table:formula="of:=SUM([.D76]+[.F76]+[.H76]+[.J76]+[.L76]+[.N76]+[.P76]+[.R76]+[.T76])" ns41:value-type="float" table:style-name="TL Data" office:value-type="float" office:value="336">
            <text:p>336</text:p>
          </table:table-cell>
          <table:table-cell ns41:value-type="float" table:style-name="TL Data" office:value="444.38" office:value-type="float">
            <text:p>444.38</text:p>
          </table:table-cell>
          <table:table-cell ns41:value-type="float" table:style-name="TL Data" office:value="1579.37" office:value-type="float">
            <text:p>1579.3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ederweert</text:p>
          </table:table-cell>
          <table:table-cell table:style-name="ce14"/>
          <table:table-cell ns41:value-type="float" table:style-name="TL Data" office:value="1910" office:value-type="float">
            <text:p>1910</text:p>
          </table:table-cell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77]+[.E77]+[.G77]+[.I77]+[.K77]+[.M77]+[.O77]+[.Q77]+[.S77])" ns41:value-type="float" table:style-name="TL Data" office:value-type="float" office:value="2375">
            <text:p>2375</text:p>
          </table:table-cell>
          <table:table-cell table:formula="of:=SUM([.D77]+[.F77]+[.H77]+[.J77]+[.L77]+[.N77]+[.P77]+[.R77]+[.T77])" ns41:value-type="float" table:style-name="TL Data" office:value-type="float" office:value="2296">
            <text:p>2296</text:p>
          </table:table-cell>
          <table:table-cell ns41:value-type="float" table:style-name="TL Data" office:value="9420.37" office:value-type="float">
            <text:p>9420.37</text:p>
          </table:table-cell>
          <table:table-cell ns41:value-type="float" table:style-name="TL Data" office:value="495.84" office:value-type="float">
            <text:p>495.8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eer</text:p>
          </table:table-cell>
          <table:table-cell table:style-name="ce14"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78]+[.E78]+[.G78]+[.I78]+[.K78]+[.M78]+[.O78]+[.Q78]+[.S78])" ns41:value-type="float" table:style-name="TL Data" office:value-type="float" office:value="799">
            <text:p>799</text:p>
          </table:table-cell>
          <table:table-cell table:formula="of:=SUM([.D78]+[.F78]+[.H78]+[.J78]+[.L78]+[.N78]+[.P78]+[.R78]+[.T78])" ns41:value-type="float" table:style-name="TL Data" office:value-type="float" office:value="795">
            <text:p>795</text:p>
          </table:table-cell>
          <table:table-cell ns41:value-type="float" table:style-name="TL Data" office:value="2189.96" office:value-type="float">
            <text:p>2189.96</text:p>
          </table:table-cell>
          <table:table-cell ns41:value-type="float" table:style-name="TL Data" office:value="727.87" office:value-type="float">
            <text:p>727.8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eeritter</text:p>
          </table:table-cell>
          <table:table-cell table:style-name="ce14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6"/>
          <table:table-cell table:formula="of:=SUM([.C79]+[.E79]+[.G79]+[.I79]+[.K79]+[.M79]+[.O79]+[.Q79]+[.S79])" ns41:value-type="float" table:style-name="TL Data" office:value-type="float" office:value="407">
            <text:p>407</text:p>
          </table:table-cell>
          <table:table-cell table:formula="of:=SUM([.D79]+[.F79]+[.H79]+[.J79]+[.L79]+[.N79]+[.P79]+[.R79]+[.T79])" ns41:value-type="float" table:style-name="TL Data" office:value-type="float" office:value="368">
            <text:p>368</text:p>
          </table:table-cell>
          <table:table-cell ns41:value-type="float" table:style-name="TL Data" office:value="436.18" office:value-type="float">
            <text:p>436.18</text:p>
          </table:table-cell>
          <table:table-cell ns41:value-type="float" table:style-name="TL Data" office:value="1776.75" office:value-type="float">
            <text:p>1776.7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ieuwenhagen</text:p>
          </table:table-cell>
          <table:table-cell table:style-name="ce14"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32" table:style-name="TL Data" table:number-columns-repeated="2" office:value-type="float">
            <text:p>3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formula="of:=SUM([.C80]+[.E80]+[.G80]+[.I80]+[.K80]+[.M80]+[.O80]+[.Q80]+[.S80])" ns41:value-type="float" table:style-name="TL Data" office:value-type="float" office:value="610">
            <text:p>610</text:p>
          </table:table-cell>
          <table:table-cell table:formula="of:=SUM([.D80]+[.F80]+[.H80]+[.J80]+[.L80]+[.N80]+[.P80]+[.R80]+[.T80])" ns41:value-type="float" table:style-name="TL Data" office:value-type="float" office:value="544">
            <text:p>544</text:p>
          </table:table-cell>
          <table:table-cell ns41:value-type="float" table:style-name="TL Data" office:value="709.11" office:value-type="float">
            <text:p>709.11</text:p>
          </table:table-cell>
          <table:table-cell ns41:value-type="float" table:style-name="TL Data" office:value="1627.39" office:value-type="float">
            <text:p>1627.3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ieuwstadt</text:p>
          </table:table-cell>
          <table:table-cell table:style-name="ce14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81]+[.E81]+[.G81]+[.I81]+[.K81]+[.M81]+[.O81]+[.Q81]+[.S81])" ns41:value-type="float" table:style-name="TL Data" office:value-type="float" office:value="387">
            <text:p>387</text:p>
          </table:table-cell>
          <table:table-cell table:formula="of:=SUM([.D81]+[.F81]+[.H81]+[.J81]+[.L81]+[.N81]+[.P81]+[.R81]+[.T81])" ns41:value-type="float" table:style-name="TL Data" office:value-type="float" office:value="349">
            <text:p>349</text:p>
          </table:table-cell>
          <table:table-cell ns41:value-type="float" table:style-name="TL Data" office:value="868.68" office:value-type="float">
            <text:p>868.68</text:p>
          </table:table-cell>
          <table:table-cell ns41:value-type="float" table:style-name="TL Data" office:value="847.26" office:value-type="float">
            <text:p>847.2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oorbeek</text:p>
          </table:table-cell>
          <table:table-cell table:style-name="ce14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6"/>
          <table:table-cell table:formula="of:=SUM([.C82]+[.E82]+[.G82]+[.I82]+[.K82]+[.M82]+[.O82]+[.Q82]+[.S82])" ns41:value-type="float" table:style-name="TL Data" office:value-type="float" office:value="389">
            <text:p>389</text:p>
          </table:table-cell>
          <table:table-cell table:formula="of:=SUM([.D82]+[.F82]+[.H82]+[.J82]+[.L82]+[.N82]+[.P82]+[.R82]+[.T82])" ns41:value-type="float" table:style-name="TL Data" office:value-type="float" office:value="395">
            <text:p>395</text:p>
          </table:table-cell>
          <table:table-cell ns41:value-type="float" table:style-name="TL Data" office:value="740.12" office:value-type="float">
            <text:p>740.12</text:p>
          </table:table-cell>
          <table:table-cell ns41:value-type="float" table:style-name="TL Data" office:value="1059.29" office:value-type="float">
            <text:p>1059.2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unhem</text:p>
          </table:table-cell>
          <table:table-cell table:style-name="ce1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83]+[.E83]+[.G83]+[.I83]+[.K83]+[.M83]+[.O83]+[.Q83]+[.S83])" ns41:value-type="float" table:style-name="TL Data" office:value-type="float" office:value="140">
            <text:p>140</text:p>
          </table:table-cell>
          <table:table-cell table:formula="of:=SUM([.D83]+[.F83]+[.H83]+[.J83]+[.L83]+[.N83]+[.P83]+[.R83]+[.T83])" ns41:value-type="float" table:style-name="TL Data" office:value-type="float" office:value="123">
            <text:p>123</text:p>
          </table:table-cell>
          <table:table-cell ns41:value-type="float" table:style-name="TL Data" office:value="387.34" office:value-type="float">
            <text:p>387.34</text:p>
          </table:table-cell>
          <table:table-cell ns41:value-type="float" table:style-name="TL Data" office:value="678.99" office:value-type="float">
            <text:p>678.9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uth</text:p>
          </table:table-cell>
          <table:table-cell table:style-name="ce14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84]+[.E84]+[.G84]+[.I84]+[.K84]+[.M84]+[.O84]+[.Q84]+[.S84])" ns41:value-type="float" table:style-name="TL Data" office:value-type="float" office:value="644">
            <text:p>644</text:p>
          </table:table-cell>
          <table:table-cell table:formula="of:=SUM([.D84]+[.F84]+[.H84]+[.J84]+[.L84]+[.N84]+[.P84]+[.R84]+[.T84])" ns41:value-type="float" table:style-name="TL Data" office:value-type="float" office:value="605">
            <text:p>605</text:p>
          </table:table-cell>
          <table:table-cell ns41:value-type="float" table:style-name="TL Data" office:value="932.23" office:value-type="float">
            <text:p>932.23</text:p>
          </table:table-cell>
          <table:table-cell ns41:value-type="float" table:style-name="TL Data" office:value="1339.8" office:value-type="float">
            <text:p>1339.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bbicht en Papenhoven</text:p>
          </table:table-cell>
          <table:table-cell table:style-name="ce14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4"/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85]+[.E85]+[.G85]+[.I85]+[.K85]+[.M85]+[.O85]+[.Q85]+[.S85])" ns41:value-type="float" table:style-name="TL Data" office:value-type="float" office:value="397">
            <text:p>397</text:p>
          </table:table-cell>
          <table:table-cell table:formula="of:=SUM([.D85]+[.F85]+[.H85]+[.J85]+[.L85]+[.N85]+[.P85]+[.R85]+[.T85])" ns41:value-type="float" table:style-name="TL Data" office:value-type="float" office:value="372">
            <text:p>372</text:p>
          </table:table-cell>
          <table:table-cell ns41:value-type="float" table:style-name="TL Data" office:value="545.24" office:value-type="float">
            <text:p>545.24</text:p>
          </table:table-cell>
          <table:table-cell ns41:value-type="float" table:style-name="TL Data" office:value="1410.39" office:value-type="float">
            <text:p>1410.3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he en Laak</text:p>
          </table:table-cell>
          <table:table-cell table:style-name="ce14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SUM([.C86]+[.E86]+[.G86]+[.I86]+[.K86]+[.M86]+[.O86]+[.Q86]+[.S86])" ns41:value-type="float" table:style-name="TL Data" office:value-type="float" office:value="271">
            <text:p>271</text:p>
          </table:table-cell>
          <table:table-cell table:formula="of:=SUM([.D86]+[.F86]+[.H86]+[.J86]+[.L86]+[.N86]+[.P86]+[.R86]+[.T86])" ns41:value-type="float" table:style-name="TL Data" office:value-type="float" office:value="256">
            <text:p>256</text:p>
          </table:table-cell>
          <table:table-cell ns41:value-type="float" table:style-name="TL Data" office:value="494.27" office:value-type="float">
            <text:p>494.27</text:p>
          </table:table-cell>
          <table:table-cell ns41:value-type="float" table:style-name="TL Data" office:value="1066.22" office:value-type="float">
            <text:p>1066.2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irsbeek</text:p>
          </table:table-cell>
          <table:table-cell table:style-name="ce14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87]+[.E87]+[.G87]+[.I87]+[.K87]+[.M87]+[.O87]+[.Q87]+[.S87])" ns41:value-type="float" table:style-name="TL Data" office:value-type="float" office:value="545">
            <text:p>545</text:p>
          </table:table-cell>
          <table:table-cell table:formula="of:=SUM([.D87]+[.F87]+[.H87]+[.J87]+[.L87]+[.N87]+[.P87]+[.R87]+[.T87])" ns41:value-type="float" table:style-name="TL Data" office:value-type="float" office:value="519">
            <text:p>519</text:p>
          </table:table-cell>
          <table:table-cell ns41:value-type="float" table:style-name="TL Data" office:value="715.31" office:value-type="float">
            <text:p>715.31</text:p>
          </table:table-cell>
          <table:table-cell ns41:value-type="float" table:style-name="TL Data" office:value="1487.47" office:value-type="float">
            <text:p>1487.4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ttersum</text:p>
          </table:table-cell>
          <table:table-cell table:style-name="ce14"/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office:value="81" table:style-name="TL Data" table:number-columns-repeated="2" office:value-type="float">
            <text:p>8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8"/>
          <table:table-cell table:formula="of:=SUM([.C88]+[.E88]+[.G88]+[.I88]+[.K88]+[.M88]+[.O88]+[.Q88]+[.S88])" ns41:value-type="float" table:style-name="TL Data" office:value-type="float" office:value="1037">
            <text:p>1037</text:p>
          </table:table-cell>
          <table:table-cell table:formula="of:=SUM([.D88]+[.F88]+[.H88]+[.J88]+[.L88]+[.N88]+[.P88]+[.R88]+[.T88])" ns41:value-type="float" table:style-name="TL Data" office:value-type="float" office:value="937">
            <text:p>937</text:p>
          </table:table-cell>
          <table:table-cell ns41:value-type="float" table:style-name="TL Data" office:value="2735.69" office:value-type="float">
            <text:p>2735.69</text:p>
          </table:table-cell>
          <table:table-cell ns41:value-type="float" table:style-name="TL Data" office:value="721.57" office:value-type="float">
            <text:p>721.5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ud-Valkenburg</text:p>
          </table:table-cell>
          <table:table-cell table:style-name="ce14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SUM([.C89]+[.E89]+[.G89]+[.I89]+[.K89]+[.M89]+[.O89]+[.Q89]+[.S89])" ns41:value-type="float" table:style-name="TL Data" office:value-type="float" office:value="349">
            <text:p>349</text:p>
          </table:table-cell>
          <table:table-cell table:formula="of:=SUM([.D89]+[.F89]+[.H89]+[.J89]+[.L89]+[.N89]+[.P89]+[.R89]+[.T89])" ns41:value-type="float" table:style-name="TL Data" office:value-type="float" office:value="313">
            <text:p>313</text:p>
          </table:table-cell>
          <table:table-cell ns41:value-type="float" table:style-name="TL Data" office:value="777.75" office:value-type="float">
            <text:p>777.75</text:p>
          </table:table-cell>
          <table:table-cell ns41:value-type="float" table:style-name="TL Data" office:value="851.17" office:value-type="float">
            <text:p>851.1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ud-Vroenhoven</text:p>
          </table:table-cell>
          <table:table-cell table:style-name="ce14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90]+[.E90]+[.G90]+[.I90]+[.K90]+[.M90]+[.O90]+[.Q90]+[.S90])" ns41:value-type="float" table:style-name="TL Data" office:value-type="float" office:value="831">
            <text:p>831</text:p>
          </table:table-cell>
          <table:table-cell table:formula="of:=SUM([.D90]+[.F90]+[.H90]+[.J90]+[.L90]+[.N90]+[.P90]+[.R90]+[.T90])" ns41:value-type="float" table:style-name="TL Data" office:value-type="float" office:value="737">
            <text:p>737</text:p>
          </table:table-cell>
          <table:table-cell ns41:value-type="float" table:style-name="TL Data" office:value="1578.45" office:value-type="float">
            <text:p>1578.45</text:p>
          </table:table-cell>
          <table:table-cell ns41:value-type="float" table:style-name="TL Data" office:value="993.38" office:value-type="float">
            <text:p>993.3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Posterholt</text:p>
          </table:table-cell>
          <table:table-cell table:style-name="ce14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91]+[.E91]+[.G91]+[.I91]+[.K91]+[.M91]+[.O91]+[.Q91]+[.S91])" ns41:value-type="float" table:style-name="TL Data" office:value-type="float" office:value="623">
            <text:p>623</text:p>
          </table:table-cell>
          <table:table-cell table:formula="of:=SUM([.D91]+[.F91]+[.H91]+[.J91]+[.L91]+[.N91]+[.P91]+[.R91]+[.T91])" ns41:value-type="float" table:style-name="TL Data" office:value-type="float" office:value="671">
            <text:p>671</text:p>
          </table:table-cell>
          <table:table-cell ns41:value-type="float" table:style-name="TL Data" office:value="1197.44" office:value-type="float">
            <text:p>1197.44</text:p>
          </table:table-cell>
          <table:table-cell ns41:value-type="float" table:style-name="TL Data" office:value="1080.64" office:value-type="float">
            <text:p>1080.6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imburg</text:p>
          </table:table-cell>
          <table:table-cell table:style-name="ce1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92]+[.E92]+[.G92]+[.I92]+[.K92]+[.M92]+[.O92]+[.Q92]+[.S92])" ns41:value-type="float" table:style-name="TL Data" office:value-type="float" office:value="145">
            <text:p>145</text:p>
          </table:table-cell>
          <table:table-cell table:formula="of:=SUM([.D92]+[.F92]+[.H92]+[.J92]+[.L92]+[.N92]+[.P92]+[.R92]+[.T92])" ns41:value-type="float" table:style-name="TL Data" office:value-type="float" office:value="138">
            <text:p>138</text:p>
          </table:table-cell>
          <table:table-cell ns41:value-type="float" table:style-name="TL Data" office:value="208.17" office:value-type="float">
            <text:p>208.17</text:p>
          </table:table-cell>
          <table:table-cell ns41:value-type="float" table:style-name="TL Data" office:value="1359.47" office:value-type="float">
            <text:p>1359.4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oermond</text:p>
          </table:table-cell>
          <table:table-cell table:style-name="ce14"/>
          <table:table-cell ns41:value-type="float" table:style-name="TL Data" office:value="3130" office:value-type="float">
            <text:p>3130</text:p>
          </table:table-cell>
          <table:table-cell ns41:value-type="float" table:style-name="TL Data" office:value="3068" office:value-type="float">
            <text:p>3068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table:style-name="TL Data" table:number-columns-repeated="2"/>
          <table:table-cell table:formula="of:=SUM([.C93]+[.E93]+[.G93]+[.I93]+[.K93]+[.M93]+[.O93]+[.Q93]+[.S93])" ns41:value-type="float" table:style-name="TL Data" office:value-type="float" office:value="5152">
            <text:p>5152</text:p>
          </table:table-cell>
          <table:table-cell table:formula="of:=SUM([.D93]+[.F93]+[.H93]+[.J93]+[.L93]+[.N93]+[.P93]+[.R93]+[.T93])" ns41:value-type="float" table:style-name="TL Data" office:value-type="float" office:value="5318">
            <text:p>5318</text:p>
          </table:table-cell>
          <table:table-cell ns41:value-type="float" table:style-name="TL Data" office:value="1089.61" office:value-type="float">
            <text:p>1089.61</text:p>
          </table:table-cell>
          <table:table-cell ns41:value-type="float" table:style-name="TL Data" office:value="9608.94" office:value-type="float">
            <text:p>9608.9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oggel</text:p>
          </table:table-cell>
          <table:table-cell table:style-name="ce14"/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94]+[.E94]+[.G94]+[.I94]+[.K94]+[.M94]+[.O94]+[.Q94]+[.S94])" ns41:value-type="float" table:style-name="TL Data" office:value-type="float" office:value="831">
            <text:p>831</text:p>
          </table:table-cell>
          <table:table-cell table:formula="of:=SUM([.D94]+[.F94]+[.H94]+[.J94]+[.L94]+[.N94]+[.P94]+[.R94]+[.T94])" ns41:value-type="float" table:style-name="TL Data" office:value-type="float" office:value="797">
            <text:p>797</text:p>
          </table:table-cell>
          <table:table-cell ns41:value-type="float" table:style-name="TL Data" office:value="2282.78" office:value-type="float">
            <text:p>2282.78</text:p>
          </table:table-cell>
          <table:table-cell ns41:value-type="float" table:style-name="TL Data" office:value="713.17" office:value-type="float">
            <text:p>713.1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oosteren</text:p>
          </table:table-cell>
          <table:table-cell table:style-name="ce14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table:formula="of:=SUM([.C95]+[.E95]+[.G95]+[.I95]+[.K95]+[.M95]+[.O95]+[.Q95]+[.S95])" ns41:value-type="float" table:style-name="TL Data" office:value-type="float" office:value="460">
            <text:p>460</text:p>
          </table:table-cell>
          <table:table-cell table:formula="of:=SUM([.D95]+[.F95]+[.H95]+[.J95]+[.L95]+[.N95]+[.P95]+[.R95]+[.T95])" ns41:value-type="float" table:style-name="TL Data" office:value-type="float" office:value="445">
            <text:p>445</text:p>
          </table:table-cell>
          <table:table-cell ns41:value-type="float" table:style-name="TL Data" office:value="768.42" office:value-type="float">
            <text:p>768.42</text:p>
          </table:table-cell>
          <table:table-cell ns41:value-type="float" table:style-name="TL Data" office:value="1177.74" office:value-type="float">
            <text:p>1177.7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ijckholt</text:p>
          </table:table-cell>
          <table:table-cell table:style-name="ce14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formula="of:=SUM([.C96]+[.E96]+[.G96]+[.I96]+[.K96]+[.M96]+[.O96]+[.Q96]+[.S96])" ns41:value-type="float" table:style-name="TL Data" office:value-type="float" office:value="129">
            <text:p>129</text:p>
          </table:table-cell>
          <table:table-cell table:formula="of:=SUM([.D96]+[.F96]+[.H96]+[.J96]+[.L96]+[.N96]+[.P96]+[.R96]+[.T96])" ns41:value-type="float" table:style-name="TL Data" office:value-type="float" office:value="95">
            <text:p>95</text:p>
          </table:table-cell>
          <table:table-cell ns41:value-type="float" table:style-name="TL Data" office:value="122.02" office:value-type="float">
            <text:p>122.02</text:p>
          </table:table-cell>
          <table:table-cell ns41:value-type="float" table:style-name="TL Data" office:value="1835.76" office:value-type="float">
            <text:p>1835.7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aesbergh</text:p>
          </table:table-cell>
          <table:table-cell table:style-name="ce14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97]+[.E97]+[.G97]+[.I97]+[.K97]+[.M97]+[.O97]+[.Q97]+[.S97])" ns41:value-type="float" table:style-name="TL Data" office:value-type="float" office:value="574">
            <text:p>574</text:p>
          </table:table-cell>
          <table:table-cell table:formula="of:=SUM([.D97]+[.F97]+[.H97]+[.J97]+[.L97]+[.N97]+[.P97]+[.R97]+[.T97])" ns41:value-type="float" table:style-name="TL Data" office:value-type="float" office:value="599">
            <text:p>599</text:p>
          </table:table-cell>
          <table:table-cell ns41:value-type="float" table:style-name="TL Data" office:value="744.37" office:value-type="float">
            <text:p>744.37</text:p>
          </table:table-cell>
          <table:table-cell ns41:value-type="float" table:style-name="TL Data" office:value="1575.83" office:value-type="float">
            <text:p>1575.8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immert</text:p>
          </table:table-cell>
          <table:table-cell table:style-name="ce14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formula="of:=SUM([.C98]+[.E98]+[.G98]+[.I98]+[.K98]+[.M98]+[.O98]+[.Q98]+[.S98])" ns41:value-type="float" table:style-name="TL Data" office:value-type="float" office:value="662">
            <text:p>662</text:p>
          </table:table-cell>
          <table:table-cell table:formula="of:=SUM([.D98]+[.F98]+[.H98]+[.J98]+[.L98]+[.N98]+[.P98]+[.R98]+[.T98])" ns41:value-type="float" table:style-name="TL Data" office:value-type="float" office:value="624">
            <text:p>624</text:p>
          </table:table-cell>
          <table:table-cell ns41:value-type="float" table:style-name="TL Data" office:value="907.12" office:value-type="float">
            <text:p>907.12</text:p>
          </table:table-cell>
          <table:table-cell ns41:value-type="float" table:style-name="TL Data" office:value="1417.67" office:value-type="float">
            <text:p>1417.6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innen</text:p>
          </table:table-cell>
          <table:table-cell table:style-name="ce14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99]+[.E99]+[.G99]+[.I99]+[.K99]+[.M99]+[.O99]+[.Q99]+[.S99])" ns41:value-type="float" table:style-name="TL Data" office:value-type="float" office:value="1105">
            <text:p>1105</text:p>
          </table:table-cell>
          <table:table-cell table:formula="of:=SUM([.D99]+[.F99]+[.H99]+[.J99]+[.L99]+[.N99]+[.P99]+[.R99]+[.T99])" ns41:value-type="float" table:style-name="TL Data" office:value-type="float" office:value="999">
            <text:p>999</text:p>
          </table:table-cell>
          <table:table-cell ns41:value-type="float" table:style-name="TL Data" office:value="1461.56" office:value-type="float">
            <text:p>1461.56</text:p>
          </table:table-cell>
          <table:table-cell ns41:value-type="float" table:style-name="TL Data" office:value="1439.56" office:value-type="float">
            <text:p>1439.5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in op Geulle</text:p>
          </table:table-cell>
          <table:table-cell table:style-name="ce14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00]+[.E100]+[.G100]+[.I100]+[.K100]+[.M100]+[.O100]+[.Q100]+[.S100])" ns41:value-type="float" table:style-name="TL Data" office:value-type="float" office:value="372">
            <text:p>372</text:p>
          </table:table-cell>
          <table:table-cell table:formula="of:=SUM([.D100]+[.F100]+[.H100]+[.J100]+[.L100]+[.N100]+[.P100]+[.R100]+[.T100])" ns41:value-type="float" table:style-name="TL Data" office:value-type="float" office:value="349">
            <text:p>349</text:p>
          </table:table-cell>
          <table:table-cell ns41:value-type="float" table:style-name="TL Data" office:value="689.72" office:value-type="float">
            <text:p>689.72</text:p>
          </table:table-cell>
          <table:table-cell ns41:value-type="float" table:style-name="TL Data" office:value="1045.35" office:value-type="float">
            <text:p>1045.3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inveld</text:p>
          </table:table-cell>
          <table:table-cell table:style-name="ce14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01]+[.E101]+[.G101]+[.I101]+[.K101]+[.M101]+[.O101]+[.Q101]+[.S101])" ns41:value-type="float" table:style-name="TL Data" office:value-type="float" office:value="554">
            <text:p>554</text:p>
          </table:table-cell>
          <table:table-cell table:formula="of:=SUM([.D101]+[.F101]+[.H101]+[.J101]+[.L101]+[.N101]+[.P101]+[.R101]+[.T101])" ns41:value-type="float" table:style-name="TL Data" office:value-type="float" office:value="545">
            <text:p>545</text:p>
          </table:table-cell>
          <table:table-cell ns41:value-type="float" table:style-name="TL Data" office:value="1195.42" office:value-type="float">
            <text:p>1195.42</text:p>
          </table:table-cell>
          <table:table-cell ns41:value-type="float" table:style-name="TL Data" office:value="919.34" office:value-type="float">
            <text:p>919.3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evenum</text:p>
          </table:table-cell>
          <table:table-cell table:style-name="ce14"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table:formula="of:=SUM([.C102]+[.E102]+[.G102]+[.I102]+[.K102]+[.M102]+[.O102]+[.Q102]+[.S102])" ns41:value-type="float" table:style-name="TL Data" office:value-type="float" office:value="1058">
            <text:p>1058</text:p>
          </table:table-cell>
          <table:table-cell table:formula="of:=SUM([.D102]+[.F102]+[.H102]+[.J102]+[.L102]+[.N102]+[.P102]+[.R102]+[.T102])" ns41:value-type="float" table:style-name="TL Data" office:value-type="float" office:value="1044">
            <text:p>1044</text:p>
          </table:table-cell>
          <table:table-cell ns41:value-type="float" table:style-name="TL Data" office:value="4887.67" office:value-type="float">
            <text:p>4887.67</text:p>
          </table:table-cell>
          <table:table-cell ns41:value-type="float" table:style-name="TL Data" office:value="430.06" office:value-type="float">
            <text:p>430.0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impelveld</text:p>
          </table:table-cell>
          <table:table-cell table:style-name="ce14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03]+[.E103]+[.G103]+[.I103]+[.K103]+[.M103]+[.O103]+[.Q103]+[.S103])" ns41:value-type="float" table:style-name="TL Data" office:value-type="float" office:value="711">
            <text:p>711</text:p>
          </table:table-cell>
          <table:table-cell table:formula="of:=SUM([.D103]+[.F103]+[.H103]+[.J103]+[.L103]+[.N103]+[.P103]+[.R103]+[.T103])" ns41:value-type="float" table:style-name="TL Data" office:value-type="float" office:value="1045">
            <text:p>1045</text:p>
          </table:table-cell>
          <table:table-cell ns41:value-type="float" table:style-name="TL Data" office:value="816.25" office:value-type="float">
            <text:p>816.25</text:p>
          </table:table-cell>
          <table:table-cell ns41:value-type="float" table:style-name="TL Data" office:value="2151.3" office:value-type="float">
            <text:p>2151.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te. Geertruid</text:p>
          </table:table-cell>
          <table:table-cell table:style-name="ce14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formula="of:=SUM([.C104]+[.E104]+[.G104]+[.I104]+[.K104]+[.M104]+[.O104]+[.Q104]+[.S104])" ns41:value-type="float" table:style-name="TL Data" office:value-type="float" office:value="479">
            <text:p>479</text:p>
          </table:table-cell>
          <table:table-cell table:formula="of:=SUM([.D104]+[.F104]+[.H104]+[.J104]+[.L104]+[.N104]+[.P104]+[.R104]+[.T104])" ns41:value-type="float" table:style-name="TL Data" office:value-type="float" office:value="456">
            <text:p>456</text:p>
          </table:table-cell>
          <table:table-cell ns41:value-type="float" table:style-name="TL Data" office:value="914.78" office:value-type="float">
            <text:p>914.78</text:p>
          </table:table-cell>
          <table:table-cell ns41:value-type="float" table:style-name="TL Data" office:value="1022.1" office:value-type="float">
            <text:p>1022.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t. Odilliënberg</text:p>
          </table:table-cell>
          <table:table-cell table:style-name="ce14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office:value="115" table:style-name="TL Data" table:number-columns-repeated="2" office:value-type="float">
            <text:p>1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105]+[.E105]+[.G105]+[.I105]+[.K105]+[.M105]+[.O105]+[.Q105]+[.S105])" ns41:value-type="float" table:style-name="TL Data" office:value-type="float" office:value="485">
            <text:p>485</text:p>
          </table:table-cell>
          <table:table-cell table:formula="of:=SUM([.D105]+[.F105]+[.H105]+[.J105]+[.L105]+[.N105]+[.P105]+[.R105]+[.T105])" ns41:value-type="float" table:style-name="TL Data" office:value-type="float" office:value="490">
            <text:p>490</text:p>
          </table:table-cell>
          <table:table-cell ns41:value-type="float" table:style-name="TL Data" office:value="1296.71" office:value-type="float">
            <text:p>1296.71</text:p>
          </table:table-cell>
          <table:table-cell ns41:value-type="float" table:style-name="TL Data" office:value="751.9" office:value-type="float">
            <text:p>751.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t. Pieter</text:p>
          </table:table-cell>
          <table:table-cell table:style-name="ce14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06]+[.E106]+[.G106]+[.I106]+[.K106]+[.M106]+[.O106]+[.Q106]+[.S106])" ns41:value-type="float" table:style-name="TL Data" office:value-type="float" office:value="474">
            <text:p>474</text:p>
          </table:table-cell>
          <table:table-cell table:formula="of:=SUM([.D106]+[.F106]+[.H106]+[.J106]+[.L106]+[.N106]+[.P106]+[.R106]+[.T106])" ns41:value-type="float" table:style-name="TL Data" office:value-type="float" office:value="516">
            <text:p>516</text:p>
          </table:table-cell>
          <table:table-cell ns41:value-type="float" table:style-name="TL Data" office:value="567.56" office:value-type="float">
            <text:p>567.56</text:p>
          </table:table-cell>
          <table:table-cell ns41:value-type="float" table:style-name="TL Data" office:value="1744.31" office:value-type="float">
            <text:p>1744.3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ittard</text:p>
          </table:table-cell>
          <table:table-cell table:style-name="ce14"/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07]+[.E107]+[.G107]+[.I107]+[.K107]+[.M107]+[.O107]+[.Q107]+[.S107])" ns41:value-type="float" table:style-name="TL Data" office:value-type="float" office:value="2457">
            <text:p>2457</text:p>
          </table:table-cell>
          <table:table-cell table:formula="of:=SUM([.D107]+[.F107]+[.H107]+[.J107]+[.L107]+[.N107]+[.P107]+[.R107]+[.T107])" ns41:value-type="float" table:style-name="TL Data" office:value-type="float" office:value="2645">
            <text:p>2645</text:p>
          </table:table-cell>
          <table:table-cell ns41:value-type="float" table:style-name="TL Data" office:value="1898.69" office:value-type="float">
            <text:p>1898.69</text:p>
          </table:table-cell>
          <table:table-cell ns41:value-type="float" table:style-name="TL Data" office:value="2687.12" office:value-type="float">
            <text:p>2687.1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lennken</text:p>
          </table:table-cell>
          <table:table-cell table:style-name="ce14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table:formula="of:=SUM([.C108]+[.E108]+[.G108]+[.I108]+[.K108]+[.M108]+[.O108]+[.Q108]+[.S108])" ns41:value-type="float" table:style-name="TL Data" office:value-type="float" office:value="276">
            <text:p>276</text:p>
          </table:table-cell>
          <table:table-cell table:formula="of:=SUM([.D108]+[.F108]+[.H108]+[.J108]+[.L108]+[.N108]+[.P108]+[.R108]+[.T108])" ns41:value-type="float" table:style-name="TL Data" office:value-type="float" office:value="255">
            <text:p>255</text:p>
          </table:table-cell>
          <table:table-cell ns41:value-type="float" table:style-name="TL Data" office:value="722.6" office:value-type="float">
            <text:p>722.6</text:p>
          </table:table-cell>
          <table:table-cell ns41:value-type="float" table:style-name="TL Data" office:value="734.85" office:value-type="float">
            <text:p>734.8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paubeek</text:p>
          </table:table-cell>
          <table:table-cell table:style-name="ce14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109]+[.E109]+[.G109]+[.I109]+[.K109]+[.M109]+[.O109]+[.Q109]+[.S109])" ns41:value-type="float" table:style-name="TL Data" office:value-type="float" office:value="342">
            <text:p>342</text:p>
          </table:table-cell>
          <table:table-cell table:formula="of:=SUM([.D109]+[.F109]+[.H109]+[.J109]+[.L109]+[.N109]+[.P109]+[.R109]+[.T109])" ns41:value-type="float" table:style-name="TL Data" office:value-type="float" office:value="283">
            <text:p>283</text:p>
          </table:table-cell>
          <table:table-cell ns41:value-type="float" table:style-name="TL Data" office:value="556.95" office:value-type="float">
            <text:p>556.95</text:p>
          </table:table-cell>
          <table:table-cell ns41:value-type="float" table:style-name="TL Data" office:value="1122.18" office:value-type="float">
            <text:p>1122.1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tein</text:p>
          </table:table-cell>
          <table:table-cell table:style-name="ce14"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formula="of:=SUM([.C110]+[.E110]+[.G110]+[.I110]+[.K110]+[.M110]+[.O110]+[.Q110]+[.S110])" ns41:value-type="float" table:style-name="TL Data" office:value-type="float" office:value="964">
            <text:p>964</text:p>
          </table:table-cell>
          <table:table-cell table:formula="of:=SUM([.D110]+[.F110]+[.H110]+[.J110]+[.L110]+[.N110]+[.P110]+[.R110]+[.T110])" ns41:value-type="float" table:style-name="TL Data" office:value-type="float" office:value="916">
            <text:p>916</text:p>
          </table:table-cell>
          <table:table-cell ns41:value-type="float" table:style-name="TL Data" office:value="1009.3" office:value-type="float">
            <text:p>1009.3</text:p>
          </table:table-cell>
          <table:table-cell ns41:value-type="float" table:style-name="TL Data" office:value="1862.68" office:value-type="float">
            <text:p>1862.6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tevensweert</text:p>
          </table:table-cell>
          <table:table-cell table:style-name="ce14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8" office:value-type="float">
            <text:p>7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formula="of:=SUM([.C111]+[.E111]+[.G111]+[.I111]+[.K111]+[.M111]+[.O111]+[.Q111]+[.S111])" ns41:value-type="float" table:style-name="TL Data" office:value-type="float" office:value="561">
            <text:p>561</text:p>
          </table:table-cell>
          <table:table-cell table:formula="of:=SUM([.D111]+[.F111]+[.H111]+[.J111]+[.L111]+[.N111]+[.P111]+[.R111]+[.T111])" ns41:value-type="float" table:style-name="TL Data" office:value-type="float" office:value="497">
            <text:p>497</text:p>
          </table:table-cell>
          <table:table-cell ns41:value-type="float" table:style-name="TL Data" office:value="616.29" office:value-type="float">
            <text:p>616.29</text:p>
          </table:table-cell>
          <table:table-cell ns41:value-type="float" table:style-name="TL Data" office:value="1716.72" office:value-type="float">
            <text:p>1716.7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tramproij</text:p>
          </table:table-cell>
          <table:table-cell table:style-name="ce14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formula="of:=SUM([.C112]+[.E112]+[.G112]+[.I112]+[.K112]+[.M112]+[.O112]+[.Q112]+[.S112])" ns41:value-type="float" table:style-name="TL Data" office:value-type="float" office:value="603">
            <text:p>603</text:p>
          </table:table-cell>
          <table:table-cell table:formula="of:=SUM([.D112]+[.F112]+[.H112]+[.J112]+[.L112]+[.N112]+[.P112]+[.R112]+[.T112])" ns41:value-type="float" table:style-name="TL Data" office:value-type="float" office:value="573">
            <text:p>573</text:p>
          </table:table-cell>
          <table:table-cell ns41:value-type="float" table:style-name="TL Data" office:value="1197.09" office:value-type="float">
            <text:p>1197.09</text:p>
          </table:table-cell>
          <table:table-cell ns41:value-type="float" table:style-name="TL Data" office:value="982.38" office:value-type="float">
            <text:p>982.3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usteren</text:p>
          </table:table-cell>
          <table:table-cell table:style-name="ce14"/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13]+[.E113]+[.G113]+[.I113]+[.K113]+[.M113]+[.O113]+[.Q113]+[.S113])" ns41:value-type="float" table:style-name="TL Data" office:value-type="float" office:value="1009">
            <text:p>1009</text:p>
          </table:table-cell>
          <table:table-cell table:formula="of:=SUM([.D113]+[.F113]+[.H113]+[.J113]+[.L113]+[.N113]+[.P113]+[.R113]+[.T113])" ns41:value-type="float" table:style-name="TL Data" office:value-type="float" office:value="924">
            <text:p>924</text:p>
          </table:table-cell>
          <table:table-cell ns41:value-type="float" table:style-name="TL Data" office:value="1734.5" office:value-type="float">
            <text:p>1734.5</text:p>
          </table:table-cell>
          <table:table-cell ns41:value-type="float" table:style-name="TL Data" office:value="1114.44" office:value-type="float">
            <text:p>1114.4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walmen</text:p>
          </table:table-cell>
          <table:table-cell table:style-name="ce14"/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14]+[.E114]+[.G114]+[.I114]+[.K114]+[.M114]+[.O114]+[.Q114]+[.S114])" ns41:value-type="float" table:style-name="TL Data" office:value-type="float" office:value="1157">
            <text:p>1157</text:p>
          </table:table-cell>
          <table:table-cell table:formula="of:=SUM([.D114]+[.F114]+[.H114]+[.J114]+[.L114]+[.N114]+[.P114]+[.R114]+[.T114])" ns41:value-type="float" table:style-name="TL Data" office:value-type="float" office:value="1041">
            <text:p>1041</text:p>
          </table:table-cell>
          <table:table-cell ns41:value-type="float" table:style-name="TL Data" office:value="2200.44" office:value-type="float">
            <text:p>2200.44</text:p>
          </table:table-cell>
          <table:table-cell ns41:value-type="float" table:style-name="TL Data" office:value="998.89" office:value-type="float">
            <text:p>998.8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Tegelen</text:p>
          </table:table-cell>
          <table:table-cell table:style-name="ce14"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C115]+[.E115]+[.G115]+[.I115]+[.K115]+[.M115]+[.O115]+[.Q115]+[.S115])" ns41:value-type="float" table:style-name="TL Data" office:value-type="float" office:value="1297">
            <text:p>1297</text:p>
          </table:table-cell>
          <table:table-cell table:formula="of:=SUM([.D115]+[.F115]+[.H115]+[.J115]+[.L115]+[.N115]+[.P115]+[.R115]+[.T115])" ns41:value-type="float" table:style-name="TL Data" office:value-type="float" office:value="1301">
            <text:p>1301</text:p>
          </table:table-cell>
          <table:table-cell ns41:value-type="float" table:style-name="TL Data" office:value="1043.57" office:value-type="float">
            <text:p>1043.57</text:p>
          </table:table-cell>
          <table:table-cell ns41:value-type="float" table:style-name="TL Data" office:value="2489.53" office:value-type="float">
            <text:p>2489.5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Thorn</text:p>
          </table:table-cell>
          <table:table-cell table:style-name="ce14"/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16]+[.E116]+[.G116]+[.I116]+[.K116]+[.M116]+[.O116]+[.Q116]+[.S116])" ns41:value-type="float" table:style-name="TL Data" office:value-type="float" office:value="717">
            <text:p>717</text:p>
          </table:table-cell>
          <table:table-cell table:formula="of:=SUM([.D116]+[.F116]+[.H116]+[.J116]+[.L116]+[.N116]+[.P116]+[.R116]+[.T116])" ns41:value-type="float" table:style-name="TL Data" office:value-type="float" office:value="748">
            <text:p>748</text:p>
          </table:table-cell>
          <table:table-cell ns41:value-type="float" table:style-name="TL Data" office:value="678.3" office:value-type="float">
            <text:p>678.3</text:p>
          </table:table-cell>
          <table:table-cell ns41:value-type="float" table:style-name="TL Data" office:value="2159.81" office:value-type="float">
            <text:p>2159.8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Ubach over Worms</text:p>
          </table:table-cell>
          <table:table-cell table:style-name="ce14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17]+[.E117]+[.G117]+[.I117]+[.K117]+[.M117]+[.O117]+[.Q117]+[.S117])" ns41:value-type="float" table:style-name="TL Data" office:value-type="float" office:value="670">
            <text:p>670</text:p>
          </table:table-cell>
          <table:table-cell table:formula="of:=SUM([.D117]+[.F117]+[.H117]+[.J117]+[.L117]+[.N117]+[.P117]+[.R117]+[.T117])" ns41:value-type="float" table:style-name="TL Data" office:value-type="float" office:value="633">
            <text:p>633</text:p>
          </table:table-cell>
          <table:table-cell ns41:value-type="float" table:style-name="TL Data" office:value="798.97" office:value-type="float">
            <text:p>798.97</text:p>
          </table:table-cell>
          <table:table-cell ns41:value-type="float" table:style-name="TL Data" office:value="1630.85" office:value-type="float">
            <text:p>1630.8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Ulestraten</text:p>
          </table:table-cell>
          <table:table-cell table:style-name="ce14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118]+[.E118]+[.G118]+[.I118]+[.K118]+[.M118]+[.O118]+[.Q118]+[.S118])" ns41:value-type="float" table:style-name="TL Data" office:value-type="float" office:value="437">
            <text:p>437</text:p>
          </table:table-cell>
          <table:table-cell table:formula="of:=SUM([.D118]+[.F118]+[.H118]+[.J118]+[.L118]+[.N118]+[.P118]+[.R118]+[.T118])" ns41:value-type="float" table:style-name="TL Data" office:value-type="float" office:value="385">
            <text:p>385</text:p>
          </table:table-cell>
          <table:table-cell ns41:value-type="float" table:style-name="TL Data" office:value="807.4" office:value-type="float">
            <text:p>807.4</text:p>
          </table:table-cell>
          <table:table-cell ns41:value-type="float" table:style-name="TL Data" office:value="1018.08" office:value-type="float">
            <text:p>1018.0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Urmond</text:p>
          </table:table-cell>
          <table:table-cell table:style-name="ce14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19]+[.E119]+[.G119]+[.I119]+[.K119]+[.M119]+[.O119]+[.Q119]+[.S119])" ns41:value-type="float" table:style-name="TL Data" office:value-type="float" office:value="601">
            <text:p>601</text:p>
          </table:table-cell>
          <table:table-cell table:formula="of:=SUM([.D119]+[.F119]+[.H119]+[.J119]+[.L119]+[.N119]+[.P119]+[.R119]+[.T119])" ns41:value-type="float" table:style-name="TL Data" office:value-type="float" office:value="526">
            <text:p>526</text:p>
          </table:table-cell>
          <table:table-cell ns41:value-type="float" table:style-name="TL Data" office:value="543.8" office:value-type="float">
            <text:p>543.8</text:p>
          </table:table-cell>
          <table:table-cell ns41:value-type="float" table:style-name="TL Data" office:value="2072.45" office:value-type="float">
            <text:p>2072.4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aals</text:p>
          </table:table-cell>
          <table:table-cell table:style-name="ce14"/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20]+[.E120]+[.G120]+[.I120]+[.K120]+[.M120]+[.O120]+[.Q120]+[.S120])" ns41:value-type="float" table:style-name="TL Data" office:value-type="float" office:value="2184">
            <text:p>2184</text:p>
          </table:table-cell>
          <table:table-cell table:formula="of:=SUM([.D120]+[.F120]+[.H120]+[.J120]+[.L120]+[.N120]+[.P120]+[.R120]+[.T120])" ns41:value-type="float" table:style-name="TL Data" office:value-type="float" office:value="2181">
            <text:p>2181</text:p>
          </table:table-cell>
          <table:table-cell ns41:value-type="float" table:style-name="TL Data" office:value="2400.99" office:value-type="float">
            <text:p>2400.99</text:p>
          </table:table-cell>
          <table:table-cell ns41:value-type="float" table:style-name="TL Data" office:value="1817.99" office:value-type="float">
            <text:p>1817.9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alkenburg</text:p>
          </table:table-cell>
          <table:table-cell table:style-name="ce14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formula="of:=SUM([.C121]+[.E121]+[.G121]+[.I121]+[.K121]+[.M121]+[.O121]+[.Q121]+[.S121])" ns41:value-type="float" table:style-name="TL Data" office:value-type="float" office:value="445">
            <text:p>445</text:p>
          </table:table-cell>
          <table:table-cell table:formula="of:=SUM([.D121]+[.F121]+[.H121]+[.J121]+[.L121]+[.N121]+[.P121]+[.R121]+[.T121])" ns41:value-type="float" table:style-name="TL Data" office:value-type="float" office:value="478">
            <text:p>478</text:p>
          </table:table-cell>
          <table:table-cell ns41:value-type="float" table:style-name="TL Data" office:value="46.26" office:value-type="float">
            <text:p>46.26</text:p>
          </table:table-cell>
          <table:table-cell ns41:value-type="float" table:style-name="TL Data" office:value="19952.45" office:value-type="float">
            <text:p>19952.4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enlo</text:p>
          </table:table-cell>
          <table:table-cell table:style-name="ce14"/>
          <table:table-cell ns41:value-type="float" table:style-name="TL Data" office:value="3184" office:value-type="float">
            <text:p>3184</text:p>
          </table:table-cell>
          <table:table-cell ns41:value-type="float" table:style-name="TL Data" office:value="3086" office:value-type="float">
            <text:p>3086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C122]+[.E122]+[.G122]+[.I122]+[.K122]+[.M122]+[.O122]+[.Q122]+[.S122])" ns41:value-type="float" table:style-name="TL Data" office:value-type="float" office:value="4639">
            <text:p>4639</text:p>
          </table:table-cell>
          <table:table-cell table:formula="of:=SUM([.D122]+[.F122]+[.H122]+[.J122]+[.L122]+[.N122]+[.P122]+[.R122]+[.T122])" ns41:value-type="float" table:style-name="TL Data" office:value-type="float" office:value="4494">
            <text:p>4494</text:p>
          </table:table-cell>
          <table:table-cell ns41:value-type="float" table:style-name="TL Data" office:value="2694.42" office:value-type="float">
            <text:p>2694.42</text:p>
          </table:table-cell>
          <table:table-cell ns41:value-type="float" table:style-name="TL Data" office:value="3389.59" office:value-type="float">
            <text:p>3389.5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enray</text:p>
          </table:table-cell>
          <table:table-cell table:style-name="ce14"/>
          <table:table-cell ns41:value-type="float" table:style-name="TL Data" office:value="2091" office:value-type="float">
            <text:p>2091</text:p>
          </table:table-cell>
          <table:table-cell ns41:value-type="float" table:style-name="TL Data" office:value="2043" office:value-type="float">
            <text:p>204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SUM([.C123]+[.E123]+[.G123]+[.I123]+[.K123]+[.M123]+[.O123]+[.Q123]+[.S123])" ns41:value-type="float" table:style-name="TL Data" office:value-type="float" office:value="2649">
            <text:p>2649</text:p>
          </table:table-cell>
          <table:table-cell table:formula="of:=SUM([.D123]+[.F123]+[.H123]+[.J123]+[.L123]+[.N123]+[.P123]+[.R123]+[.T123])" ns41:value-type="float" table:style-name="TL Data" office:value-type="float" office:value="2681">
            <text:p>2681</text:p>
          </table:table-cell>
          <table:table-cell ns41:value-type="float" table:style-name="TL Data" office:value="14610.69" office:value-type="float">
            <text:p>14610.69</text:p>
          </table:table-cell>
          <table:table-cell ns41:value-type="float" table:style-name="TL Data" office:value="364.8" office:value-type="float">
            <text:p>364.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lodrop</text:p>
          </table:table-cell>
          <table:table-cell table:style-name="ce14"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124]+[.E124]+[.G124]+[.I124]+[.K124]+[.M124]+[.O124]+[.Q124]+[.S124])" ns41:value-type="float" table:style-name="TL Data" office:value-type="float" office:value="501">
            <text:p>501</text:p>
          </table:table-cell>
          <table:table-cell table:formula="of:=SUM([.D124]+[.F124]+[.H124]+[.J124]+[.L124]+[.N124]+[.P124]+[.R124]+[.T124])" ns41:value-type="float" table:style-name="TL Data" office:value-type="float" office:value="462">
            <text:p>462</text:p>
          </table:table-cell>
          <table:table-cell ns41:value-type="float" table:style-name="TL Data" office:value="1890.82" office:value-type="float">
            <text:p>1890.82</text:p>
          </table:table-cell>
          <table:table-cell ns41:value-type="float" table:style-name="TL Data" office:value="509.3" office:value-type="float">
            <text:p>509.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oerendael</text:p>
          </table:table-cell>
          <table:table-cell table:style-name="ce14"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SUM([.C125]+[.E125]+[.G125]+[.I125]+[.K125]+[.M125]+[.O125]+[.Q125]+[.S125])" ns41:value-type="float" table:style-name="TL Data" office:value-type="float" office:value="941">
            <text:p>941</text:p>
          </table:table-cell>
          <table:table-cell table:formula="of:=SUM([.D125]+[.F125]+[.H125]+[.J125]+[.L125]+[.N125]+[.P125]+[.R125]+[.T125])" ns41:value-type="float" table:style-name="TL Data" office:value-type="float" office:value="878">
            <text:p>878</text:p>
          </table:table-cell>
          <table:table-cell ns41:value-type="float" table:style-name="TL Data" office:value="2266.32" office:value-type="float">
            <text:p>2266.32</text:p>
          </table:table-cell>
          <table:table-cell ns41:value-type="float" table:style-name="TL Data" office:value="802.62" office:value-type="float">
            <text:p>802.6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aussum</text:p>
          </table:table-cell>
          <table:table-cell table:style-name="ce14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26]+[.E126]+[.G126]+[.I126]+[.K126]+[.M126]+[.O126]+[.Q126]+[.S126])" ns41:value-type="float" table:style-name="TL Data" office:value-type="float" office:value="373">
            <text:p>373</text:p>
          </table:table-cell>
          <table:table-cell table:formula="of:=SUM([.D126]+[.F126]+[.H126]+[.J126]+[.L126]+[.N126]+[.P126]+[.R126]+[.T126])" ns41:value-type="float" table:style-name="TL Data" office:value-type="float" office:value="346">
            <text:p>346</text:p>
          </table:table-cell>
          <table:table-cell ns41:value-type="float" table:style-name="TL Data" office:value="1205.14" office:value-type="float">
            <text:p>1205.14</text:p>
          </table:table-cell>
          <table:table-cell ns41:value-type="float" table:style-name="TL Data" office:value="596.61" office:value-type="float">
            <text:p>596.6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eert</text:p>
          </table:table-cell>
          <table:table-cell table:style-name="ce14"/>
          <table:table-cell ns41:value-type="float" table:style-name="TL Data" office:value="2885" office:value-type="float">
            <text:p>2885</text:p>
          </table:table-cell>
          <table:table-cell ns41:value-type="float" table:style-name="TL Data" office:value="2837" office:value-type="float">
            <text:p>2837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27]+[.E127]+[.G127]+[.I127]+[.K127]+[.M127]+[.O127]+[.Q127]+[.S127])" ns41:value-type="float" table:style-name="TL Data" office:value-type="float" office:value="3803">
            <text:p>3803</text:p>
          </table:table-cell>
          <table:table-cell table:formula="of:=SUM([.D127]+[.F127]+[.H127]+[.J127]+[.L127]+[.N127]+[.P127]+[.R127]+[.T127])" ns41:value-type="float" table:style-name="TL Data" office:value-type="float" office:value="3674">
            <text:p>3674</text:p>
          </table:table-cell>
          <table:table-cell ns41:value-type="float" table:style-name="TL Data" office:value="9828.76" office:value-type="float">
            <text:p>9828.76</text:p>
          </table:table-cell>
          <table:table-cell ns41:value-type="float" table:style-name="TL Data" office:value="760.73" office:value-type="float">
            <text:p>760.7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essem</text:p>
          </table:table-cell>
          <table:table-cell table:style-name="ce14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SUM([.C128]+[.E128]+[.G128]+[.I128]+[.K128]+[.M128]+[.O128]+[.Q128]+[.S128])" ns41:value-type="float" table:style-name="TL Data" office:value-type="float" office:value="527">
            <text:p>527</text:p>
          </table:table-cell>
          <table:table-cell table:formula="of:=SUM([.D128]+[.F128]+[.H128]+[.J128]+[.L128]+[.N128]+[.P128]+[.R128]+[.T128])" ns41:value-type="float" table:style-name="TL Data" office:value-type="float" office:value="449">
            <text:p>449</text:p>
          </table:table-cell>
          <table:table-cell ns41:value-type="float" table:style-name="TL Data" office:value="580.19" office:value-type="float">
            <text:p>580.19</text:p>
          </table:table-cell>
          <table:table-cell ns41:value-type="float" table:style-name="TL Data" office:value="1682.21" office:value-type="float">
            <text:p>1682.2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ttem</text:p>
          </table:table-cell>
          <table:table-cell table:style-name="ce14"/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SUM([.C129]+[.E129]+[.G129]+[.I129]+[.K129]+[.M129]+[.O129]+[.Q129]+[.S129])" ns41:value-type="float" table:style-name="TL Data" office:value-type="float" office:value="1997">
            <text:p>1997</text:p>
          </table:table-cell>
          <table:table-cell table:formula="of:=SUM([.D129]+[.F129]+[.H129]+[.J129]+[.L129]+[.N129]+[.P129]+[.R129]+[.T129])" ns41:value-type="float" table:style-name="TL Data" office:value-type="float" office:value="1742">
            <text:p>1742</text:p>
          </table:table-cell>
          <table:table-cell ns41:value-type="float" table:style-name="TL Data" office:value="3570.84" office:value-type="float">
            <text:p>3570.84</text:p>
          </table:table-cell>
          <table:table-cell ns41:value-type="float" table:style-name="TL Data" office:value="1047.09" office:value-type="float">
            <text:p>1047.0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jlre</text:p>
          </table:table-cell>
          <table:table-cell table:style-name="ce14"/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table:formula="of:=SUM([.C130]+[.E130]+[.G130]+[.I130]+[.K130]+[.M130]+[.O130]+[.Q130]+[.S130])" ns41:value-type="float" table:style-name="TL Data" office:value-type="float" office:value="872">
            <text:p>872</text:p>
          </table:table-cell>
          <table:table-cell table:formula="of:=SUM([.D130]+[.F130]+[.H130]+[.J130]+[.L130]+[.N130]+[.P130]+[.R130]+[.T130])" ns41:value-type="float" table:style-name="TL Data" office:value-type="float" office:value="770">
            <text:p>770</text:p>
          </table:table-cell>
          <table:table-cell ns41:value-type="float" table:style-name="TL Data" office:value="1910.82" office:value-type="float">
            <text:p>1910.82</text:p>
          </table:table-cell>
          <table:table-cell ns41:value-type="float" table:style-name="TL Data" office:value="859.32" office:value-type="float">
            <text:p>859.3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jnandsrade</text:p>
          </table:table-cell>
          <table:table-cell table:style-name="ce1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formula="of:=SUM([.C131]+[.E131]+[.G131]+[.I131]+[.K131]+[.M131]+[.O131]+[.Q131]+[.S131])" ns41:value-type="float" table:style-name="TL Data" office:value-type="float" office:value="327">
            <text:p>327</text:p>
          </table:table-cell>
          <table:table-cell table:formula="of:=SUM([.D131]+[.F131]+[.H131]+[.J131]+[.L131]+[.N131]+[.P131]+[.R131]+[.T131])" ns41:value-type="float" table:style-name="TL Data" office:value-type="float" office:value="219">
            <text:p>219</text:p>
          </table:table-cell>
          <table:table-cell ns41:value-type="float" table:style-name="TL Data" office:value="782.01" office:value-type="float">
            <text:p>782.01</text:p>
          </table:table-cell>
          <table:table-cell ns41:value-type="float" table:style-name="TL Data" office:value="698.2" office:value-type="float">
            <text:p>698.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 table:style-name="ce14"/>
          <table:table-cell table:formula="of:=SUM([.C9:.C131])" ns41:value-type="float" table:style-name="TL Data" office:value-type="float" office:value="78143">
            <text:p>78143</text:p>
          </table:table-cell>
          <table:table-cell table:formula="of:=SUM([.D9:.D131])" ns41:value-type="float" table:style-name="TL Data" office:value-type="float" office:value="71683">
            <text:p>71683</text:p>
          </table:table-cell>
          <table:table-cell table:formula="of:=SUM([.E9:.E131])" ns41:value-type="float" table:style-name="TL Data" office:value-type="float" office:value="19601">
            <text:p>19601</text:p>
          </table:table-cell>
          <table:table-cell table:formula="of:=SUM([.F9:.F131])" ns41:value-type="float" table:style-name="TL Data" office:value-type="float" office:value="20887">
            <text:p>20887</text:p>
          </table:table-cell>
          <table:table-cell table:formula="of:=SUM([.G9:.G131])" ns41:value-type="float" table:style-name="TL Data" office:value-type="float" office:value="3897">
            <text:p>3897</text:p>
          </table:table-cell>
          <table:table-cell table:formula="of:=SUM([.H9:.H131])" ns41:value-type="float" table:style-name="TL Data" office:value-type="float" office:value="2721">
            <text:p>2721</text:p>
          </table:table-cell>
          <table:table-cell table:formula="of:=SUM([.I9:.I131])" ns41:value-type="float" table:style-name="TL Data" office:value-type="float" office:value="49">
            <text:p>49</text:p>
          </table:table-cell>
          <table:table-cell table:formula="of:=SUM([.J9:.J131])" ns41:value-type="float" table:style-name="TL Data" office:value-type="float" office:value="61">
            <office:annotation draw:style-name="gr1" svg:height="1.957cm" draw:caption-point-y="0.591cm" svg:width="3.551cm" svg:x="19.494cm" draw:caption-point-x="1.237cm" svg:y="58.7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62</text:span></text:p>
            </office:annotation>
            <text:p>61</text:p>
          </table:table-cell>
          <table:table-cell table:formula="of:=SUM([.K9:.K131])" ns41:value-type="float" table:style-name="TL Data" office:value-type="float" office:value="4015">
            <text:p>4015</text:p>
          </table:table-cell>
          <table:table-cell table:formula="of:=SUM([.L9:.L131])" ns41:value-type="float" table:style-name="TL Data" office:value-type="float" office:value="5943">
            <office:annotation draw:style-name="gr1" svg:height="1.957cm" draw:caption-point-y="0.591cm" svg:width="3.551cm" svg:x="23.043cm" draw:caption-point-x="1.237cm" svg:y="58.7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6003</text:span></text:p>
              <text:p text:style-name="P1"><text:span text:style-name="T1"/></text:p>
            </office:annotation>
            <text:p>5943</text:p>
          </table:table-cell>
          <table:table-cell table:formula="of:=SUM([.M9:.M131])" ns41:value-type="float" table:style-name="TL Data" office:value-type="float" office:value="1749">
            <text:p>1749</text:p>
          </table:table-cell>
          <table:table-cell table:formula="of:=SUM([.N9:.N131])" ns41:value-type="float" table:style-name="TL Data" office:value-type="float" office:value="1809">
            <text:p>1809</text:p>
          </table:table-cell>
          <table:table-cell table:formula="of:=SUM([.O9:.O131])" ns41:value-type="float" table:style-name="TL Data" office:value-type="float" office:value="5">
            <text:p>5</text:p>
          </table:table-cell>
          <table:table-cell table:formula="of:=SUM([.P9:.P131])" ns41:value-type="float" table:style-name="TL Data" office:value-type="float" office:value="34">
            <office:annotation draw:style-name="gr1" svg:height="1.957cm" draw:caption-point-y="0.591cm" svg:width="3.55cm" svg:x="30.141cm" draw:caption-point-x="1.237cm" svg:y="58.738cm" draw:text-style-name="P1">
              <dc:creator>CDM</dc:creator>
              <dc:date>2014-12-12T00:00:00</dc:date>
              <text:p text:style-name="P1"><text:span text:style-name="T2">Jappiee:</text:span></text:p>
              <text:p text:style-name="P1"><text:span text:style-name="T1">35</text:span></text:p>
            </office:annotation>
            <text:p>34</text:p>
          </table:table-cell>
          <table:table-cell table:formula="of:=SUM([.Q9:.Q131])" ns41:value-type="float" table:style-name="TL Data" office:value-type="float" office:value="119">
            <text:p>119</text:p>
          </table:table-cell>
          <table:table-cell table:formula="of:=SUM([.R9:.R131])" ns41:value-type="float" table:style-name="TL Data" office:value-type="float" office:value="93">
            <text:p>93</text:p>
          </table:table-cell>
          <table:table-cell table:formula="of:=SUM([.S9:.S131])" ns41:value-type="float" table:style-name="TL Data" office:value-type="float" office:value="14">
            <text:p>14</text:p>
          </table:table-cell>
          <table:table-cell table:formula="of:=SUM([.T9:.T131])" ns41:value-type="float" table:style-name="TL Data" office:value-type="float" office:value="11">
            <text:p>11</text:p>
          </table:table-cell>
          <table:table-cell table:formula="of:=SUM([.U9:.U131])" ns41:value-type="float" table:style-name="TL Data" office:value-type="float" office:value="107592">
            <text:p>107592</text:p>
          </table:table-cell>
          <table:table-cell table:formula="of:=SUM([.V9:.V131])" ns41:value-type="float" table:style-name="TL Data" office:value-type="float" office:value="103242">
            <office:annotation draw:style-name="gr1" svg:height="1.957cm" draw:caption-point-y="0.591cm" svg:width="3.571cm" svg:x="40.788cm" draw:caption-point-x="1.237cm" svg:y="58.7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03304</text:span></text:p>
              <text:p text:style-name="P1"><text:span text:style-name="T1"/></text:p>
            </office:annotation>
            <text:p>103242</text:p>
          </table:table-cell>
          <table:table-cell table:formula="of:=SUM([.W9:.W131])" ns41:value-type="float" table:style-name="TL Data" office:value-type="float" office:value="220011.62">
            <office:annotation draw:style-name="gr1" svg:height="1.957cm" draw:caption-point-y="0.591cm" svg:width="3.583cm" svg:x="42.566cm" draw:caption-point-x="1.865cm" svg:y="58.7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20011,62</text:span></text:p>
            </office:annotation>
            <text:p>220011.62</text:p>
          </table:table-cell>
          <table:table-cell ns41:value-type="float" table:style-name="TL Data" office:value="958.56" office:value-type="float">
            <text:p>958.5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4"/>
          <table:table-cell table:formula="of:=SUM([.C8]+[.C132])" ns41:value-type="float" table:style-name="TL Data" office:value-type="float" office:value="87804">
            <text:p>87804</text:p>
          </table:table-cell>
          <table:table-cell table:formula="of:=SUM([.D8]+[.D132])" ns41:value-type="float" table:style-name="TL Data" office:value-type="float" office:value="82142">
            <text:p>82142</text:p>
          </table:table-cell>
          <table:table-cell table:formula="of:=SUM([.E8]+[.E132])" ns41:value-type="float" table:style-name="TL Data" office:value-type="float" office:value="21258">
            <text:p>21258</text:p>
          </table:table-cell>
          <table:table-cell table:formula="of:=SUM([.F8]+[.F132])" ns41:value-type="float" table:style-name="TL Data" office:value-type="float" office:value="23357">
            <text:p>23357</text:p>
          </table:table-cell>
          <table:table-cell table:formula="of:=SUM([.G8]+[.G132])" ns41:value-type="float" table:style-name="TL Data" office:value-type="float" office:value="5096">
            <text:p>5096</text:p>
          </table:table-cell>
          <table:table-cell table:formula="of:=SUM([.H8]+[.H132])" ns41:value-type="float" table:style-name="TL Data" office:value-type="float" office:value="3656">
            <text:p>3656</text:p>
          </table:table-cell>
          <table:table-cell table:formula="of:=SUM([.I8]+[.I132])" ns41:value-type="float" table:style-name="TL Data" office:value-type="float" office:value="80">
            <text:p>80</text:p>
          </table:table-cell>
          <table:table-cell table:formula="of:=SUM([.J8]+[.J132])" ns41:value-type="float" table:style-name="TL Data" office:value-type="float" office:value="97">
            <office:annotation draw:style-name="gr1" svg:height="1.957cm" draw:caption-point-y="0.591cm" svg:width="3.551cm" svg:x="19.494cm" draw:caption-point-x="1.237cm" svg:y="59.18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98</text:span></text:p>
              <text:p text:style-name="P1"><text:span text:style-name="T1"/></text:p>
            </office:annotation>
            <text:p>97</text:p>
          </table:table-cell>
          <table:table-cell table:formula="of:=SUM([.K8]+[.K132])" ns41:value-type="float" table:style-name="TL Data" office:value-type="float" office:value="4259">
            <text:p>4259</text:p>
          </table:table-cell>
          <table:table-cell table:formula="of:=SUM([.L8]+[.L132])" ns41:value-type="float" table:style-name="TL Data" office:value-type="float" office:value="6370">
            <office:annotation draw:style-name="gr1" svg:height="1.958cm" draw:caption-point-y="1.094cm" svg:width="3.551cm" svg:x="23.514cm" draw:caption-point-x="0.766cm" svg:y="58.685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6430</text:span></text:p>
            </office:annotation>
            <text:p>6370</text:p>
          </table:table-cell>
          <table:table-cell table:formula="of:=SUM([.M8]+[.M132])" ns41:value-type="float" table:style-name="TL Data" office:value-type="float" office:value="2281">
            <text:p>2281</text:p>
          </table:table-cell>
          <table:table-cell table:formula="of:=SUM([.N8]+[.N132])" ns41:value-type="float" table:style-name="TL Data" office:value-type="float" office:value="2587">
            <text:p>2587</text:p>
          </table:table-cell>
          <table:table-cell table:formula="of:=SUM([.O8]+[.O132])" ns41:value-type="float" table:style-name="TL Data" office:value-type="float" office:value="8">
            <text:p>8</text:p>
          </table:table-cell>
          <table:table-cell table:formula="of:=SUM([.P8]+[.P132])" ns41:value-type="float" table:style-name="TL Data" office:value-type="float" office:value="43">
            <office:annotation draw:style-name="gr1" svg:height="1.957cm" draw:caption-point-y="0.591cm" svg:width="3.55cm" svg:x="30.141cm" draw:caption-point-x="1.237cm" svg:y="59.188cm" draw:text-style-name="P1">
              <dc:creator>CDM</dc:creator>
              <dc:date>2014-12-12T00:00:00</dc:date>
              <text:p text:style-name="P1"><text:span text:style-name="T2">Jappiee:</text:span></text:p>
              <text:p text:style-name="P1"><text:span text:style-name="T1">44</text:span></text:p>
            </office:annotation>
            <text:p>43</text:p>
          </table:table-cell>
          <table:table-cell table:formula="of:=SUM([.Q8]+[.Q132])" ns41:value-type="float" table:style-name="TL Data" office:value-type="float" office:value="175">
            <text:p>175</text:p>
          </table:table-cell>
          <table:table-cell table:formula="of:=SUM([.R8]+[.R132])" ns41:value-type="float" table:style-name="TL Data" office:value-type="float" office:value="143">
            <text:p>143</text:p>
          </table:table-cell>
          <table:table-cell table:formula="of:=SUM([.S8]+[.S132])" ns41:value-type="float" table:style-name="TL Data" office:value-type="float" office:value="21">
            <text:p>21</text:p>
          </table:table-cell>
          <table:table-cell table:formula="of:=SUM([.T8]+[.T132])" ns41:value-type="float" table:style-name="TL Data" office:value-type="float" office:value="14">
            <text:p>14</text:p>
          </table:table-cell>
          <table:table-cell table:formula="of:=SUM([.U8]+[.U132])" ns41:value-type="float" table:style-name="TL Data" office:value-type="float" office:value="120982">
            <text:p>120982</text:p>
          </table:table-cell>
          <table:table-cell table:formula="of:=SUM([.V8]+[.V132])" ns41:value-type="float" table:style-name="TL Data" office:value-type="float" office:value="118409">
            <office:annotation draw:style-name="gr1" svg:height="1.957cm" draw:caption-point-y="0.591cm" svg:width="3.571cm" svg:x="40.788cm" draw:caption-point-x="1.237cm" svg:y="59.18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18471</text:span></text:p>
            </office:annotation>
            <text:p>118409</text:p>
          </table:table-cell>
          <table:table-cell table:formula="of:=SUM([.W8]+[.W132])" ns41:value-type="float" table:style-name="TL Data" office:value-type="float" office:value="220426.59">
            <office:annotation draw:style-name="gr1" svg:height="1.957cm" draw:caption-point-y="0.591cm" svg:width="3.583cm" svg:x="42.566cm" draw:caption-point-x="1.865cm" svg:y="59.18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20426,34</text:span></text:p>
            </office:annotation>
            <text:p>220426.59</text:p>
          </table:table-cell>
          <table:table-cell ns41:value-type="float" table:style-name="TL Data" office:value="1086.32" office:value-type="float">
            <text:p>1086.3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4" office:value-type="string">
            <text:p>1879_5_H3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63" office:value-type="float">
            <text:p>63</text:p>
          </table:table-cell>
          <table:table-cell ns41:value-type="string" table:style-name="ce34" office:value-type="string">
            <text:p>LI</text:p>
          </table:table-cell>
          <table:table-cell ns41:value-type="string" table:style-name="ce46" office:value-type="string">
            <text:p>34_0457</text:p>
          </table:table-cell>
          <table:table-cell table:number-columns-repeated="994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" style:page-layout-name="Mpm3" style:display-name="PageStyle_Limburg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7T15:45:27</meta:creation-date>
    <dc:creator>JP 174</dc:creator>
    <dc:date>2003-12-27T12:55:19</dc:date>
    <meta:document-statistic meta:object-count="0" meta:cell-count="2728" meta:table-count="1"/>
    <meta:generator>ODFPY/1.3.0dev</meta:generator>
  </office:meta>
</office:document-meta>
</file>